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6e0" officeooo:paragraph-rsid="001b66e0"/>
    </style:style>
    <style:style style:name="P2" style:family="paragraph" style:parent-style-name="Standard">
      <style:text-properties officeooo:rsid="001c8a3a" officeooo:paragraph-rsid="001c8a3a"/>
    </style:style>
    <style:style style:name="P3" style:family="paragraph" style:parent-style-name="Standard">
      <style:text-properties officeooo:rsid="001e2872" officeooo:paragraph-rsid="001e2872"/>
    </style:style>
    <style:style style:name="P4" style:family="paragraph" style:parent-style-name="Standard">
      <style:text-properties officeooo:rsid="001eeb2f" officeooo:paragraph-rsid="001eeb2f"/>
    </style:style>
    <style:style style:name="P5" style:family="paragraph" style:parent-style-name="Standard">
      <style:text-properties officeooo:rsid="0020612b" officeooo:paragraph-rsid="0020612b"/>
    </style:style>
    <style:style style:name="P6" style:family="paragraph" style:parent-style-name="Standard">
      <style:text-properties officeooo:rsid="0021b936" officeooo:paragraph-rsid="0021b936"/>
    </style:style>
    <style:style style:name="P7" style:family="paragraph" style:parent-style-name="Standard">
      <style:text-properties officeooo:rsid="00224182" officeooo:paragraph-rsid="00224182"/>
    </style:style>
    <style:style style:name="P8" style:family="paragraph" style:parent-style-name="Standard">
      <style:text-properties officeooo:rsid="0024a6ca" officeooo:paragraph-rsid="0024a6ca"/>
    </style:style>
    <style:style style:name="P9" style:family="paragraph" style:parent-style-name="Standard">
      <style:text-properties officeooo:rsid="0021b936" officeooo:paragraph-rsid="0021b936"/>
    </style:style>
    <style:style style:name="P10" style:family="paragraph" style:parent-style-name="Standard">
      <style:text-properties officeooo:rsid="002503ef" officeooo:paragraph-rsid="002503ef"/>
    </style:style>
    <style:style style:name="P11" style:family="paragraph" style:parent-style-name="Standard">
      <style:text-properties officeooo:rsid="002503ef" officeooo:paragraph-rsid="002842da"/>
    </style:style>
    <style:style style:name="P12" style:family="paragraph" style:parent-style-name="Standard">
      <style:text-properties officeooo:rsid="002668f6" officeooo:paragraph-rsid="002668f6"/>
    </style:style>
    <style:style style:name="P13" style:family="paragraph" style:parent-style-name="Standard">
      <style:text-properties officeooo:rsid="002797d5" officeooo:paragraph-rsid="002797d5"/>
    </style:style>
    <style:style style:name="P14" style:family="paragraph" style:parent-style-name="Standard">
      <style:text-properties fo:font-weight="bold" officeooo:rsid="00224182" officeooo:paragraph-rsid="002a1763" style:font-weight-asian="bold" style:font-weight-complex="bold"/>
    </style:style>
    <style:style style:name="P15" style:family="paragraph" style:parent-style-name="Standard">
      <style:text-properties fo:font-weight="bold" officeooo:rsid="0024a6ca" officeooo:paragraph-rsid="002a1763" style:font-weight-asian="bold" style:font-weight-complex="bold"/>
    </style:style>
    <style:style style:name="P16" style:family="paragraph" style:parent-style-name="Standard">
      <style:text-properties fo:font-weight="bold" officeooo:rsid="0024a6ca" officeooo:paragraph-rsid="0024a6ca" style:font-weight-asian="bold" style:font-weight-complex="bold"/>
    </style:style>
    <style:style style:name="P17" style:family="paragraph" style:parent-style-name="Standard">
      <style:text-properties fo:font-size="14pt" fo:font-weight="bold" officeooo:rsid="001b66e0" officeooo:paragraph-rsid="00291274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c8a3a" officeooo:paragraph-rsid="001c8a3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c8a3a" officeooo:paragraph-rsid="00291274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eeb2f" officeooo:paragraph-rsid="0029127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0612b" officeooo:paragraph-rsid="0020612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20612b" officeooo:paragraph-rsid="00291274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1b936" officeooo:paragraph-rsid="0021b936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21b936" officeooo:paragraph-rsid="002a1763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224182" officeooo:paragraph-rsid="002a1763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4a6ca" officeooo:paragraph-rsid="002a1763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2668f6" officeooo:paragraph-rsid="002668f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c8a3a" officeooo:paragraph-rsid="001c8a3a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e2872" officeooo:paragraph-rsid="001e287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20612b" officeooo:paragraph-rsid="0020612b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21b936" officeooo:paragraph-rsid="0021b936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224182" officeooo:paragraph-rsid="0022418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solid" style:text-underline-width="auto" style:text-underline-color="font-color" fo:font-weight="bold" officeooo:rsid="002503ef" officeooo:paragraph-rsid="002503e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officeooo:rsid="001b66e0" officeooo:paragraph-rsid="00291274" style:font-size-asian="14pt" style:font-size-complex="14pt"/>
    </style:style>
    <style:style style:name="P35" style:family="paragraph" style:parent-style-name="Standard">
      <style:text-properties fo:font-size="14pt" style:text-underline-style="none" fo:font-weight="bold" officeooo:rsid="001b66e0" officeooo:paragraph-rsid="001b66e0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1b66e0" officeooo:paragraph-rsid="00291274"/>
    </style:style>
    <style:style style:name="P37" style:family="paragraph" style:parent-style-name="Standard">
      <style:text-properties officeooo:rsid="001c8a3a" officeooo:paragraph-rsid="00291274"/>
    </style:style>
    <style:style style:name="P38" style:family="paragraph" style:parent-style-name="Standard">
      <style:text-properties officeooo:rsid="001c8a3a" officeooo:paragraph-rsid="001c8a3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842d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91274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1274" style:font-weight-asian="bold" style:font-weight-complex="bold"/>
    </style:style>
    <style:style style:name="T7" style:family="text">
      <style:text-properties officeooo:rsid="00291274"/>
    </style:style>
    <style:style style:name="T8" style:family="text">
      <style:text-properties officeooo:rsid="002a17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3">PROGRAM NO.</text:span><text:span text:style-name="T1">1</text:span></text:p>
      <text:p text:style-name="P34"><text:span text:style-name="T6">AIM:</text:span><text:span text:style-name="T5">PROGRAM TO FIND LARGEST AND SMALLEST ELEMENT IN AN ARRAY</text:span></text:p>
      <text:p text:style-name="P1"/>
      <text:p text:style-name="P1">#include&lt;stdio.h&gt;</text:p>
      <text:p text:style-name="P1">void main ()</text:p>
      <text:p text:style-name="P1">{</text:p>
      <text:p text:style-name="P1"><text:s text:c="2"/>int a[10], i, n, large, small;</text:p>
      <text:p text:style-name="P1"><text:s text:c="2"/>printf ("\nEnter the number of elements : ");</text:p>
      <text:p text:style-name="P1"><text:s text:c="2"/>scanf ("%d", &amp;n);</text:p>
      <text:p text:style-name="P1"><text:s text:c="2"/>printf ("\nInput the array elements : ");</text:p>
      <text:p text:style-name="P1"><text:s text:c="2"/>for (i = 0; i &lt; n; ++i)</text:p>
      <text:p text:style-name="P1"><text:s text:c="4"/>scanf ("%d", &amp;a[i]);</text:p>
      <text:p text:style-name="P1"><text:s text:c="2"/>large = small = a[0];</text:p>
      <text:p text:style-name="P1"><text:s text:c="2"/>for (i = 1; i &lt; n; ++i)</text:p>
      <text:p text:style-name="P1"><text:s text:c="4"/>{</text:p>
      <text:p text:style-name="P1"><text:s text:c="6"/>if (a[i] &gt; large)</text:p>
      <text:p text:style-name="P1"><text:tab/>large = a[i];</text:p>
      <text:p text:style-name="P1"><text:s text:c="6"/>if (a[i] &lt; small)</text:p>
      <text:p text:style-name="P1"><text:tab/>small = a[i];</text:p>
      <text:p text:style-name="P1"><text:s text:c="4"/>}</text:p>
      <text:p text:style-name="P1"><text:s text:c="2"/>printf ("\nThe smallest element is %d\n", small);</text:p>
      <text:p text:style-name="P1"><text:s text:c="2"/>printf ("\nThe largest element is %d\n", large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5">OUTPUT</text:p>
      <text:p text:style-name="P1"/>
      <text:p text:style-name="P1"/>
      <text:p text:style-name="P1">Enter the number of elements : 4</text:p>
      <text:p text:style-name="P1"/>
      <text:p text:style-name="P1">Input the array elements : 1 3 5 2</text:p>
      <text:p text:style-name="P1"/>
      <text:p text:style-name="P1">The smallest element is 1</text:p>
      <text:p text:style-name="P1"/>
      <text:p text:style-name="P1">The largest element is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7"><text:span text:style-name="T7">PROGRAM NO.</text:span>2</text:p>
      <text:p text:style-name="P17"><text:span text:style-name="T7">AIM:</text:span>PROGRAM TO MERGE TWO SORTED ARRAYS AND STORE IN A THIRD ARRAY</text:p>
      <text:p text:style-name="P1"/>
      <text:p text:style-name="P2">#include&lt;stdio.h&gt;</text:p>
      <text:p text:style-name="P2">void main ()</text:p>
      <text:p text:style-name="P2">{</text:p>
      <text:p text:style-name="P2"><text:s text:c="2"/>int m, n, a[10], b[10], c[20], i, j, t, k = 0;</text:p>
      <text:p text:style-name="P2"><text:s text:c="2"/>printf ("Enter size of array a:");</text:p>
      <text:p text:style-name="P2"><text:s text:c="2"/>scanf ("%d", &amp;m);</text:p>
      <text:p text:style-name="P2"><text:s text:c="2"/>printf ("Enter array elements:");</text:p>
      <text:p text:style-name="P2"><text:s text:c="2"/>for (i = 0; i &lt; m; i++)</text:p>
      <text:p text:style-name="P2"><text:s text:c="4"/>scanf ("%d", &amp;a[i]);</text:p>
      <text:p text:style-name="P2"><text:s text:c="2"/>printf ("Enter size of array b:");</text:p>
      <text:p text:style-name="P2"><text:s text:c="2"/>scanf ("%d", &amp;n);</text:p>
      <text:p text:style-name="P2"><text:s text:c="2"/>printf ("Enter array elements:");</text:p>
      <text:p text:style-name="P2"><text:s text:c="2"/>for (i = 0; i &lt; n; i++)</text:p>
      <text:p text:style-name="P2"><text:s text:c="4"/>scanf ("%d", &amp;b[i]);</text:p>
      <text:p text:style-name="P2"><text:s text:c="2"/>for (i = 0; i &lt; m; i++)</text:p>
      <text:p text:style-name="P2"><text:s text:c="4"/>for (j = i + 1; j &lt; m; j++)</text:p>
      <text:p text:style-name="P2"><text:s text:c="6"/>if (a[i] &gt; a[j])</text:p>
      <text:p text:style-name="P2"><text:tab/>{</text:p>
      <text:p text:style-name="P2"><text:tab/> <text:s/>t = a[i];</text:p>
      <text:p text:style-name="P2"><text:tab/> <text:s/>a[i] = a[j];</text:p>
      <text:p text:style-name="P2"><text:tab/> <text:s/>a[j] = t;</text:p>
      <text:p text:style-name="P2"><text:tab/>}</text:p>
      <text:p text:style-name="P2"><text:s text:c="2"/>for (i = 0; i &lt; n; i++)</text:p>
      <text:p text:style-name="P2"><text:s text:c="4"/>for (j = i + 1; j &lt; n; j++)</text:p>
      <text:p text:style-name="P2"><text:s text:c="6"/>if (b[i] &gt; b[j])</text:p>
      <text:p text:style-name="P2"><text:tab/>{</text:p>
      <text:p text:style-name="P2"><text:tab/> <text:s/>t = b[i];</text:p>
      <text:p text:style-name="P2"><text:tab/> <text:s/>b[i] = b[j];</text:p>
      <text:p text:style-name="P2"><text:tab/> <text:s/>b[j] = t;</text:p>
      <text:p text:style-name="P2"><text:tab/>}</text:p>
      <text:p text:style-name="P2"><text:s text:c="2"/>i = j = 0;</text:p>
      <text:p text:style-name="P2"><text:s text:c="2"/>while (i &lt; m &amp;&amp; j &lt; n)</text:p>
      <text:p text:style-name="P2"><text:s text:c="4"/>{</text:p>
      <text:p text:style-name="P2"><text:s text:c="6"/>if (a[i] &lt;= b[j])</text:p>
      <text:p text:style-name="P2"><text:tab/>{</text:p>
      <text:p text:style-name="P2"><text:tab/> <text:s/>c[k] = a[i];</text:p>
      <text:p text:style-name="P2"><text:tab/> <text:s/>i++;</text:p>
      <text:p text:style-name="P2"><text:tab/> <text:s/>k++;</text:p>
      <text:p text:style-name="P2"><text:tab/>}</text:p>
      <text:p text:style-name="P2"><text:s text:c="6"/>else</text:p>
      <text:p text:style-name="P2"><text:tab/>{</text:p>
      <text:p text:style-name="P2"><text:tab/> <text:s/>c[k] = b[j];</text:p>
      <text:p text:style-name="P2"><text:tab/> <text:s/>j++;</text:p>
      <text:p text:style-name="P2"><text:tab/> <text:s/>k++;</text:p>
      <text:p text:style-name="P2"><text:tab/>}</text:p>
      <text:p text:style-name="P2"><text:s text:c="4"/>}</text:p>
      <text:p text:style-name="P2"><text:s text:c="2"/>while (i &lt; m)</text:p>
      <text:p text:style-name="P2"><text:soft-page-break/><text:s text:c="4"/>{</text:p>
      <text:p text:style-name="P2"><text:s text:c="6"/>c[k] = a[i];</text:p>
      <text:p text:style-name="P2"><text:s text:c="6"/>k++;</text:p>
      <text:p text:style-name="P2"><text:s text:c="6"/>i++;</text:p>
      <text:p text:style-name="P2"><text:s text:c="4"/>}</text:p>
      <text:p text:style-name="P2"><text:s text:c="2"/>while (j &lt; n)</text:p>
      <text:p text:style-name="P2"><text:s text:c="4"/>{</text:p>
      <text:p text:style-name="P2"><text:s text:c="6"/>c[k] = b[j];</text:p>
      <text:p text:style-name="P2"><text:s text:c="6"/>k++;</text:p>
      <text:p text:style-name="P2"><text:s text:c="6"/>j++;</text:p>
      <text:p text:style-name="P2"><text:s text:c="4"/>}</text:p>
      <text:p text:style-name="P2"><text:s text:c="2"/>printf ("\nArray a:");</text:p>
      <text:p text:style-name="P2"><text:s text:c="2"/>for (i = 0; i &lt; m; i++)</text:p>
      <text:p text:style-name="P2"><text:s text:c="4"/>printf ("%d\t", a[i]);</text:p>
      <text:p text:style-name="P2"><text:s text:c="2"/>printf ("\nArray b:");</text:p>
      <text:p text:style-name="P2"><text:s text:c="2"/>for (i = 0; i &lt; n; i++)</text:p>
      <text:p text:style-name="P2"><text:s text:c="4"/>printf ("%d\t", b[i]);</text:p>
      <text:p text:style-name="P2"><text:s text:c="2"/>printf ("\nArray c:");</text:p>
      <text:p text:style-name="P2"><text:s text:c="2"/>for (i = 0; i &lt; m + n; i++)</text:p>
      <text:p text:style-name="P2"><text:s text:c="4"/>printf ("%d\t", c[i])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8">OUTPUT</text:p>
      <text:p text:style-name="P2"/>
      <text:p text:style-name="P2"/>
      <text:p text:style-name="P2">Enter size of array a:3</text:p>
      <text:p text:style-name="P2">Enter array elements:6 8 9 </text:p>
      <text:p text:style-name="P2">Enter size of array b:3</text:p>
      <text:p text:style-name="P2">Enter array elements:4 7 3</text:p>
      <text:p text:style-name="P2"/>
      <text:p text:style-name="P2">Array a:6<text:tab/>8<text:tab/>9<text:tab/></text:p>
      <text:p text:style-name="P2">Array b:3<text:tab/>4<text:tab/>7<text:tab/></text:p>
      <text:p text:style-name="P2">Array c:3<text:tab/>4<text:tab/>6<text:tab/>7<text:tab/>8<text:tab/>9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9"><text:span text:style-name="T7">PROGRAM NO.</text:span>3</text:p>
      <text:p text:style-name="P19"><text:span text:style-name="T7">AIM:</text:span> PROGRAM TO IMPLEMENT STACK USING ARRAY</text:p>
      <text:p text:style-name="P2"/>
      <text:p text:style-name="P2">#include&lt;stdio.h&gt;</text:p>
      <text:p text:style-name="P2">int stack[100], choice, n, top, x, i;</text:p>
      <text:p text:style-name="P2">void push (void);</text:p>
      <text:p text:style-name="P2">void pop (void);</text:p>
      <text:p text:style-name="P2">void display (void);</text:p>
      <text:p text:style-name="P2">int main ()</text:p>
      <text:p text:style-name="P2">{</text:p>
      <text:p text:style-name="P2"><text:s text:c="2"/>top = -1;</text:p>
      <text:p text:style-name="P2"><text:s text:c="2"/>printf ("\n Enter the size of STACK[MAX=100]:");</text:p>
      <text:p text:style-name="P2"><text:s text:c="2"/>scanf ("%d", &amp;n);</text:p>
      <text:p text:style-name="P2"><text:s text:c="2"/>printf ("\n\t STACK OPERATIONS USING ARRAY");</text:p>
      <text:p text:style-name="P2"><text:s text:c="2"/>printf ("\n\t 1.PUSH\n\t 2.POP\n\t 3.DISPLAY\n\t 4.EXIT");</text:p>
      <text:p text:style-name="P2"><text:s text:c="2"/>do</text:p>
      <text:p text:style-name="P2"><text:s text:c="4"/>{</text:p>
      <text:p text:style-name="P2"><text:s text:c="6"/>printf ("\n Enter the Choice:");</text:p>
      <text:p text:style-name="P2"><text:s text:c="6"/>scanf ("%d", &amp;choice);</text:p>
      <text:p text:style-name="P2"><text:s text:c="6"/>switch (choice)</text:p>
      <text:p text:style-name="P2"><text:tab/>{</text:p>
      <text:p text:style-name="P2"><text:tab/>case 1:</text:p>
      <text:p text:style-name="P2"><text:tab/> <text:s/>{</text:p>
      <text:p text:style-name="P2"><text:tab/> <text:s text:c="3"/>push ();</text:p>
      <text:p text:style-name="P2"><text:tab/> <text:s text:c="3"/>break;</text:p>
      <text:p text:style-name="P2"><text:tab/> <text:s/>}</text:p>
      <text:p text:style-name="P2"><text:tab/>case 2:</text:p>
      <text:p text:style-name="P2"><text:tab/> <text:s/>{</text:p>
      <text:p text:style-name="P2"><text:tab/> <text:s text:c="3"/>pop ();</text:p>
      <text:p text:style-name="P2"><text:tab/> <text:s text:c="3"/>break;</text:p>
      <text:p text:style-name="P2"><text:tab/> <text:s/>}</text:p>
      <text:p text:style-name="P2"><text:tab/>case 3:</text:p>
      <text:p text:style-name="P2"><text:tab/> <text:s/>{</text:p>
      <text:p text:style-name="P2"><text:tab/> <text:s text:c="3"/>display ();</text:p>
      <text:p text:style-name="P2"><text:tab/> <text:s text:c="3"/>break;</text:p>
      <text:p text:style-name="P2"><text:tab/> <text:s/>}</text:p>
      <text:p text:style-name="P2"><text:tab/>case 4:</text:p>
      <text:p text:style-name="P2"><text:tab/> <text:s/>{</text:p>
      <text:p text:style-name="P2"><text:tab/> <text:s text:c="3"/>printf ("\n\t EXIT POINT ");</text:p>
      <text:p text:style-name="P2"><text:tab/> <text:s text:c="3"/>break;</text:p>
      <text:p text:style-name="P2"><text:tab/> <text:s/>}</text:p>
      <text:p text:style-name="P2"><text:tab/>default:</text:p>
      <text:p text:style-name="P2"><text:tab/> <text:s/>{</text:p>
      <text:p text:style-name="P2"><text:tab/> <text:s text:c="3"/>printf ("\n\t Please Enter a Valid Choice(1/2/3/4)");</text:p>
      <text:p text:style-name="P2"><text:tab/> <text:s/>}</text:p>
      <text:p text:style-name="P2"/>
      <text:p text:style-name="P2"><text:tab/>}</text:p>
      <text:p text:style-name="P2"><text:s text:c="4"/>}</text:p>
      <text:p text:style-name="P2"><text:soft-page-break/><text:s text:c="2"/>while (choice != 4);</text:p>
      <text:p text:style-name="P2"><text:s text:c="2"/>return 0;</text:p>
      <text:p text:style-name="P2">}</text:p>
      <text:p text:style-name="P2"/>
      <text:p text:style-name="P2">void push ()</text:p>
      <text:p text:style-name="P2">{</text:p>
      <text:p text:style-name="P2"><text:s text:c="2"/>if (top &gt;= n - 1)</text:p>
      <text:p text:style-name="P2"><text:s text:c="4"/>{</text:p>
      <text:p text:style-name="P2"><text:s text:c="6"/>printf ("\n\tSTACK is over flow");</text:p>
      <text:p text:style-name="P2"/>
      <text:p text:style-name="P2"><text:s text:c="4"/>}</text:p>
      <text:p text:style-name="P2"><text:s text:c="2"/>else</text:p>
      <text:p text:style-name="P2"><text:s text:c="4"/>{</text:p>
      <text:p text:style-name="P2"><text:s text:c="6"/>printf (" Enter a value to be pushed:");</text:p>
      <text:p text:style-name="P2"><text:s text:c="6"/>scanf ("%d", &amp;x);</text:p>
      <text:p text:style-name="P2"><text:s text:c="6"/>top++;</text:p>
      <text:p text:style-name="P2"><text:s text:c="6"/>stack[top] = x;</text:p>
      <text:p text:style-name="P2"><text:s text:c="4"/>}</text:p>
      <text:p text:style-name="P2">}</text:p>
      <text:p text:style-name="P2"/>
      <text:p text:style-name="P2">void pop ()</text:p>
      <text:p text:style-name="P2">{</text:p>
      <text:p text:style-name="P2"><text:s text:c="2"/>if (top &lt;= -1)</text:p>
      <text:p text:style-name="P2"><text:s text:c="4"/>{</text:p>
      <text:p text:style-name="P2"><text:s text:c="6"/>printf ("\n\t Stack is under flow");</text:p>
      <text:p text:style-name="P2"><text:s text:c="4"/>}</text:p>
      <text:p text:style-name="P2"><text:s text:c="2"/>else</text:p>
      <text:p text:style-name="P2"><text:s text:c="4"/>{</text:p>
      <text:p text:style-name="P2"><text:s text:c="6"/>printf ("\n\t The popped elements is %d", stack[top]);</text:p>
      <text:p text:style-name="P2"><text:s text:c="6"/>top--;</text:p>
      <text:p text:style-name="P2"><text:s text:c="4"/>}</text:p>
      <text:p text:style-name="P2">}</text:p>
      <text:p text:style-name="P2"/>
      <text:p text:style-name="P2">void display ()</text:p>
      <text:p text:style-name="P2">{</text:p>
      <text:p text:style-name="P2"><text:s text:c="2"/>if (top &gt;= 0)</text:p>
      <text:p text:style-name="P2"><text:s text:c="4"/>{</text:p>
      <text:p text:style-name="P2"><text:s text:c="6"/>printf ("\n The elements in STACK \n");</text:p>
      <text:p text:style-name="P2"><text:s text:c="6"/>for (i = top; i &gt;= 0; i--)</text:p>
      <text:p text:style-name="P2"><text:tab/>printf ("\n%d", stack[i]);</text:p>
      <text:p text:style-name="P2"><text:s text:c="6"/>printf ("\n Press Next Choice");</text:p>
      <text:p text:style-name="P2"><text:s text:c="4"/>}</text:p>
      <text:p text:style-name="P2"><text:s text:c="2"/>else</text:p>
      <text:p text:style-name="P2"><text:s text:c="4"/>{</text:p>
      <text:p text:style-name="P2"><text:s text:c="6"/>printf ("\n The STACK is empty"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4">OUTPUT</text:span></text:p>
      <text:p text:style-name="P2"/>
      <text:p text:style-name="P2"><text:s/>Enter the size of STACK[MAX=100]:3</text:p>
      <text:p text:style-name="P2"/>
      <text:p text:style-name="P2"><text:tab/> STACK OPERATIONS USING ARRAY</text:p>
      <text:p text:style-name="P2"><text:tab/> 1.PUSH</text:p>
      <text:p text:style-name="P2"><text:tab/> 2.POP</text:p>
      <text:p text:style-name="P2"><text:tab/> 3.DISPLAY</text:p>
      <text:p text:style-name="P2"><text:tab/> 4.EXIT</text:p>
      <text:p text:style-name="P2"><text:s/>Enter the Choice:1</text:p>
      <text:p text:style-name="P2"><text:s/>Enter a value to be pushed:4</text:p>
      <text:p text:style-name="P2"/>
      <text:p text:style-name="P2"><text:s/>Enter the Choice:1</text:p>
      <text:p text:style-name="P2"><text:s/>Enter a value to be pushed:5</text:p>
      <text:p text:style-name="P2"/>
      <text:p text:style-name="P2"><text:s/>Enter the Choice:1</text:p>
      <text:p text:style-name="P2"><text:s/>Enter a value to be pushed:9</text:p>
      <text:p text:style-name="P2"/>
      <text:p text:style-name="P2"><text:s/>Enter the Choice:3</text:p>
      <text:p text:style-name="P2"/>
      <text:p text:style-name="P2"><text:s/>The elements in STACK </text:p>
      <text:p text:style-name="P2"/>
      <text:p text:style-name="P2">9</text:p>
      <text:p text:style-name="P2">5</text:p>
      <text:p text:style-name="P2">4</text:p>
      <text:p text:style-name="P2"><text:s/>Press Next Choice</text:p>
      <text:p text:style-name="P2"><text:s/>Enter the Choice:2</text:p>
      <text:p text:style-name="P2"/>
      <text:p text:style-name="P2"><text:tab/> The popped elements is 9</text:p>
      <text:p text:style-name="P2"><text:s/>Enter the Choice:3</text:p>
      <text:p text:style-name="P2"/>
      <text:p text:style-name="P2"><text:s/>The elements in STACK </text:p>
      <text:p text:style-name="P2"/>
      <text:p text:style-name="P2">5</text:p>
      <text:p text:style-name="P2">4</text:p>
      <text:p text:style-name="P2"><text:s/>Press Next Choice</text:p>
      <text:p text:style-name="P2"><text:s/>Enter the Choice:4</text:p>
      <text:p text:style-name="P2"/>
      <text:p text:style-name="P2"><text:tab/> EXIT POIN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text:span text:style-name="T7">PROGRAM NO.</text:span>4</text:p>
      <text:p text:style-name="P19"><text:span text:style-name="T7">AIM:</text:span> <text:s/>PROGRAM TO IMPLEMENT QUEUE USING ARRAY</text:p>
      <text:p text:style-name="P2"/>
      <text:p text:style-name="P2">#include &lt;stdio.h&gt;</text:p>
      <text:p text:style-name="P2"/>
      <text:p text:style-name="P2">#define MAX_SIZE 100</text:p>
      <text:p text:style-name="P2">struct Queue</text:p>
      <text:p text:style-name="P2">{</text:p>
      <text:p text:style-name="P2"><text:s text:c="2"/>int front, rear;</text:p>
      <text:p text:style-name="P2"><text:s text:c="2"/>int arr[MAX_SIZE];</text:p>
      <text:p text:style-name="P2">};</text:p>
      <text:p text:style-name="P2">void initializeQueue (struct Queue *queue)</text:p>
      <text:p text:style-name="P2">{</text:p>
      <text:p text:style-name="P2"><text:s text:c="2"/>queue-&gt;front = -1;</text:p>
      <text:p text:style-name="P2"><text:s text:c="2"/>queue-&gt;rear = -1;</text:p>
      <text:p text:style-name="P2">}</text:p>
      <text:p text:style-name="P2"/>
      <text:p text:style-name="P2">int isEmpty (struct Queue *queue)</text:p>
      <text:p text:style-name="P2">{</text:p>
      <text:p text:style-name="P2"><text:s text:c="2"/>return (queue-&gt;front == -1 &amp;&amp; queue-&gt;rear == -1);</text:p>
      <text:p text:style-name="P2">}</text:p>
      <text:p text:style-name="P2"/>
      <text:p text:style-name="P2">int</text:p>
      <text:p text:style-name="P2">isFull (struct Queue *queue)</text:p>
      <text:p text:style-name="P2">{</text:p>
      <text:p text:style-name="P2"><text:s text:c="2"/>return (queue-&gt;rear == MAX_SIZE - 1);</text:p>
      <text:p text:style-name="P2">}</text:p>
      <text:p text:style-name="P2"/>
      <text:p text:style-name="P2">void enqueue (struct Queue *queue, int value)</text:p>
      <text:p text:style-name="P2">{</text:p>
      <text:p text:style-name="P2"><text:s text:c="2"/>if (isFull (queue))</text:p>
      <text:p text:style-name="P2"><text:s text:c="4"/>{</text:p>
      <text:p text:style-name="P2"><text:s text:c="6"/>printf ("Queue is full. Cannot enqueue.\n");</text:p>
      <text:p text:style-name="P2"><text:s text:c="6"/>return;</text:p>
      <text:p text:style-name="P2"><text:s text:c="4"/>}</text:p>
      <text:p text:style-name="P2"><text:s text:c="2"/>else if (isEmpty (queue))</text:p>
      <text:p text:style-name="P2"><text:s text:c="4"/>{</text:p>
      <text:p text:style-name="P2"><text:s text:c="6"/>queue-&gt;front = 0;</text:p>
      <text:p text:style-name="P2"><text:s text:c="6"/>queue-&gt;rear = 0;</text:p>
      <text:p text:style-name="P2"><text:s text:c="4"/>}</text:p>
      <text:p text:style-name="P2"><text:s text:c="2"/>else</text:p>
      <text:p text:style-name="P2"><text:s text:c="4"/>{</text:p>
      <text:p text:style-name="P2"><text:s text:c="6"/>queue-&gt;rear++;</text:p>
      <text:p text:style-name="P2"><text:s text:c="4"/>}</text:p>
      <text:p text:style-name="P2"/>
      <text:p text:style-name="P2"><text:s text:c="2"/>queue-&gt;arr[queue-&gt;rear] = value;</text:p>
      <text:p text:style-name="P2"><text:s text:c="2"/>printf ("%d enqueued to the queue.\n", value);</text:p>
      <text:p text:style-name="P2">}</text:p>
      <text:p text:style-name="P2"/>
      <text:p text:style-name="P2">void dequeue (struct Queue *queue)</text:p>
      <text:p text:style-name="P2">{</text:p>
      <text:p text:style-name="P2"><text:s text:c="2"/>if (isEmpty (queue))</text:p>
      <text:p text:style-name="P2"><text:soft-page-break/><text:s text:c="4"/>{</text:p>
      <text:p text:style-name="P2"><text:s text:c="6"/>printf ("Queue is empty. Cannot dequeue.\n");</text:p>
      <text:p text:style-name="P2"><text:s text:c="6"/>return;</text:p>
      <text:p text:style-name="P2"><text:s text:c="4"/>}</text:p>
      <text:p text:style-name="P2"><text:s text:c="2"/>else if (queue-&gt;front == queue-&gt;rear)</text:p>
      <text:p text:style-name="P2"><text:s text:c="4"/>{</text:p>
      <text:p text:style-name="P2"><text:s text:c="6"/>// If there is only one element in the queue</text:p>
      <text:p text:style-name="P2"><text:s text:c="6"/>printf ("%d dequeued from the queue.\n", queue-&gt;arr[queue-&gt;front]);</text:p>
      <text:p text:style-name="P2"><text:s text:c="6"/>initializeQueue (queue);</text:p>
      <text:p text:style-name="P2"><text:s text:c="4"/>}</text:p>
      <text:p text:style-name="P2"><text:s text:c="2"/>else</text:p>
      <text:p text:style-name="P2"><text:s text:c="4"/>{</text:p>
      <text:p text:style-name="P2"><text:s text:c="6"/>printf ("%d dequeued from the queue.\n", queue-&gt;arr[queue-&gt;front]);</text:p>
      <text:p text:style-name="P2"><text:s text:c="6"/>queue-&gt;front++;</text:p>
      <text:p text:style-name="P2"><text:s text:c="4"/>}</text:p>
      <text:p text:style-name="P2">}</text:p>
      <text:p text:style-name="P2"/>
      <text:p text:style-name="P2">void display (struct Queue *queue)</text:p>
      <text:p text:style-name="P2">{</text:p>
      <text:p text:style-name="P2"><text:s text:c="2"/>if (isEmpty (queue))</text:p>
      <text:p text:style-name="P2"><text:s text:c="4"/>{</text:p>
      <text:p text:style-name="P2"><text:s text:c="6"/>printf ("Queue is empty.\n");</text:p>
      <text:p text:style-name="P2"><text:s text:c="6"/>return;</text:p>
      <text:p text:style-name="P2"><text:s text:c="4"/>}</text:p>
      <text:p text:style-name="P2"/>
      <text:p text:style-name="P2"><text:s text:c="2"/>printf ("Elements in the queue: ");</text:p>
      <text:p text:style-name="P2"><text:s text:c="2"/>for (int i = queue-&gt;front; i &lt;= queue-&gt;rear; i++)</text:p>
      <text:p text:style-name="P2"><text:s text:c="4"/>{</text:p>
      <text:p text:style-name="P2"><text:s text:c="6"/>printf ("%d ", queue-&gt;arr[i]);</text:p>
      <text:p text:style-name="P2"><text:s text:c="4"/>}</text:p>
      <text:p text:style-name="P2"><text:s text:c="2"/>printf ("\n");</text:p>
      <text:p text:style-name="P2">}</text:p>
      <text:p text:style-name="P2"/>
      <text:p text:style-name="P2">int main ()</text:p>
      <text:p text:style-name="P2">{</text:p>
      <text:p text:style-name="P2"><text:s text:c="2"/>struct Queue queue;</text:p>
      <text:p text:style-name="P2"><text:s text:c="2"/>initializeQueue (&amp;queue);</text:p>
      <text:p text:style-name="P2"/>
      <text:p text:style-name="P2"><text:s text:c="2"/>int choice, element;</text:p>
      <text:p text:style-name="P2"/>
      <text:p text:style-name="P2"><text:s text:c="2"/>do</text:p>
      <text:p text:style-name="P2"><text:s text:c="4"/>{</text:p>
      <text:p text:style-name="P2"><text:s text:c="6"/>printf ("\nQueue Menu:\n");</text:p>
      <text:p text:style-name="P2"><text:s text:c="6"/>printf ("1. Enqueue\n");</text:p>
      <text:p text:style-name="P2"><text:s text:c="6"/>printf ("2. Dequeue\n");</text:p>
      <text:p text:style-name="P2"><text:s text:c="6"/>printf ("3. Display\n");</text:p>
      <text:p text:style-name="P2"><text:s text:c="6"/>printf ("4. Quit\n");</text:p>
      <text:p text:style-name="P2"><text:s text:c="6"/>printf ("Enter your choice: ");</text:p>
      <text:p text:style-name="P2"><text:s text:c="6"/>scanf ("%d", &amp;choice);</text:p>
      <text:p text:style-name="P2"/>
      <text:p text:style-name="P2"><text:s text:c="6"/>switch (choice)</text:p>
      <text:p text:style-name="P2"><text:tab/>{</text:p>
      <text:p text:style-name="P2"><text:soft-page-break/><text:tab/>case 1:</text:p>
      <text:p text:style-name="P2"><text:tab/> <text:s/>printf ("Enter the element to enqueue: ");</text:p>
      <text:p text:style-name="P2"><text:tab/> <text:s/>scanf ("%d", &amp;element);</text:p>
      <text:p text:style-name="P2"><text:tab/> <text:s/>enqueue (&amp;queue, element);</text:p>
      <text:p text:style-name="P2"><text:tab/> <text:s/>break;</text:p>
      <text:p text:style-name="P2"/>
      <text:p text:style-name="P2"><text:tab/>case 2:</text:p>
      <text:p text:style-name="P2"><text:tab/> <text:s/>dequeue (&amp;queue);</text:p>
      <text:p text:style-name="P2"><text:tab/> <text:s/>break;</text:p>
      <text:p text:style-name="P2"/>
      <text:p text:style-name="P2"><text:tab/>case 3:</text:p>
      <text:p text:style-name="P2"><text:tab/> <text:s/>display (&amp;queue);</text:p>
      <text:p text:style-name="P2"><text:tab/> <text:s/>break;</text:p>
      <text:p text:style-name="P2"/>
      <text:p text:style-name="P2"><text:tab/>case 4:</text:p>
      <text:p text:style-name="P2"><text:tab/> <text:s/>printf ("Exiting the program.\n");</text:p>
      <text:p text:style-name="P2"><text:tab/> <text:s/>break;</text:p>
      <text:p text:style-name="P2"/>
      <text:p text:style-name="P2"><text:tab/>default:</text:p>
      <text:p text:style-name="P2"><text:tab/> <text:s/>printf ("Invalid choice. Please enter a valid option.\n");</text:p>
      <text:p text:style-name="P2"><text:tab/>}</text:p>
      <text:p text:style-name="P2"><text:s text:c="4"/>}</text:p>
      <text:p text:style-name="P2"><text:s text:c="2"/>while (choice != 4);</text:p>
      <text:p text:style-name="P2"/>
      <text:p text:style-name="P2"><text:s text:c="2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8">OUTPUT</text:p>
      <text:p text:style-name="P2"/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1</text:p>
      <text:p text:style-name="P2">Enter the element to enqueue: 3</text:p>
      <text:p text:style-name="P2">3 enqueued to the queue.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1</text:p>
      <text:p text:style-name="P2">Enter the element to enqueue: 5</text:p>
      <text:p text:style-name="P2">5 enqueued to the queue.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1</text:p>
      <text:p text:style-name="P2">Enter the element to enqueue: 7</text:p>
      <text:p text:style-name="P2">7 enqueued to the queue.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3</text:p>
      <text:p text:style-name="P2">Elements in the queue: 3 5 7 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2</text:p>
      <text:p text:style-name="P2">3 dequeued from the queue.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<text:soft-page-break/>Enter your choice: 3</text:p>
      <text:p text:style-name="P2">Elements in the queue: 5 7 </text:p>
      <text:p text:style-name="P2"/>
      <text:p text:style-name="P2">Queue Menu:</text:p>
      <text:p text:style-name="P2">1. Enqueue</text:p>
      <text:p text:style-name="P2">2. Dequeue</text:p>
      <text:p text:style-name="P2">3. Display</text:p>
      <text:p text:style-name="P2">4. Quit</text:p>
      <text:p text:style-name="P2">Enter your choice: 4</text:p>
      <text:p text:style-name="P2">Exiting the progra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><text:soft-page-break/><text:span text:style-name="T3">PROGRAM NO.</text:span><text:span text:style-name="T1">5</text:span></text:p>
      <text:p text:style-name="P19"><text:span text:style-name="T7">AIM:</text:span> <text:s/>PROGRAM TO IMPLEMENT CIRCULAR QUEUE - ADD, DELETE, SEARCH</text:p>
      <text:p text:style-name="P18"/>
      <text:p text:style-name="P3">#include&lt;stdio.h&gt;</text:p>
      <text:p text:style-name="P3">#include&lt;stdlib.h&gt;</text:p>
      <text:p text:style-name="P3">int a[10], front = -1, rear = -1, n;</text:p>
      <text:p text:style-name="P3">void insert ();</text:p>
      <text:p text:style-name="P3">void display ();</text:p>
      <text:p text:style-name="P3">void del ();</text:p>
      <text:p text:style-name="P3">void search ();</text:p>
      <text:p text:style-name="P3">int main ()</text:p>
      <text:p text:style-name="P3">{</text:p>
      <text:p text:style-name="P3"><text:s text:c="2"/>int ch;</text:p>
      <text:p text:style-name="P3"><text:s text:c="2"/>printf ("Enter the size of queue:");</text:p>
      <text:p text:style-name="P3"><text:s text:c="2"/>scanf ("%d", &amp;n);</text:p>
      <text:p text:style-name="P3"><text:s text:c="2"/>while (1)</text:p>
      <text:p text:style-name="P3"><text:s text:c="4"/>{</text:p>
      <text:p text:style-name="P3"><text:s text:c="6"/>printf ("\n\n1:Insertion");</text:p>
      <text:p text:style-name="P3"><text:s text:c="6"/>printf ("\n2:Deletion");</text:p>
      <text:p text:style-name="P3"><text:s text:c="6"/>printf ("\n3:Display");</text:p>
      <text:p text:style-name="P3"><text:s text:c="6"/>printf ("\n4:Search");</text:p>
      <text:p text:style-name="P3"><text:s text:c="6"/>printf ("\n5:Exit");</text:p>
      <text:p text:style-name="P3"><text:s text:c="6"/>printf ("\nEnter your choice:");</text:p>
      <text:p text:style-name="P3"><text:s text:c="6"/>scanf ("%d", &amp;ch);</text:p>
      <text:p text:style-name="P3"><text:s text:c="6"/>switch (ch)</text:p>
      <text:p text:style-name="P3"><text:tab/>{</text:p>
      <text:p text:style-name="P3"><text:tab/>case 1:</text:p>
      <text:p text:style-name="P3"><text:tab/> <text:s/>insert ();</text:p>
      <text:p text:style-name="P3"><text:tab/> <text:s/>break;</text:p>
      <text:p text:style-name="P3"><text:tab/>case 2:</text:p>
      <text:p text:style-name="P3"><text:tab/> <text:s/>del ();</text:p>
      <text:p text:style-name="P3"><text:tab/> <text:s/>break;</text:p>
      <text:p text:style-name="P3"><text:tab/>case 3:</text:p>
      <text:p text:style-name="P3"><text:tab/> <text:s/>display ();</text:p>
      <text:p text:style-name="P3"><text:tab/> <text:s/>break;</text:p>
      <text:p text:style-name="P3"><text:tab/>case 4:</text:p>
      <text:p text:style-name="P3"><text:tab/> <text:s/>search ();</text:p>
      <text:p text:style-name="P3"><text:tab/> <text:s/>break;</text:p>
      <text:p text:style-name="P3"><text:tab/>case 5:</text:p>
      <text:p text:style-name="P3"><text:tab/> <text:s/>printf ("\nPress any key to exit");</text:p>
      <text:p text:style-name="P3"><text:tab/> <text:s/>exit (0);</text:p>
      <text:p text:style-name="P3"><text:tab/>default:</text:p>
      <text:p text:style-name="P3"><text:tab/> <text:s/>printf ("\nInvalid choice");</text:p>
      <text:p text:style-name="P3"><text:tab/>}</text:p>
      <text:p text:style-name="P3"><text:s text:c="4"/>}</text:p>
      <text:p text:style-name="P3"><text:s text:c="2"/>return 0;</text:p>
      <text:p text:style-name="P3">}</text:p>
      <text:p text:style-name="P3"/>
      <text:p text:style-name="P3">void insert ()</text:p>
      <text:p text:style-name="P3">{</text:p>
      <text:p text:style-name="P3"><text:s text:c="2"/>int x;</text:p>
      <text:p text:style-name="P3"><text:soft-page-break/><text:s text:c="2"/>if ((front == 0 &amp;&amp; rear == n - 1) || (front == rear + 1))</text:p>
      <text:p text:style-name="P3"><text:s text:c="4"/>{</text:p>
      <text:p text:style-name="P3"><text:s text:c="6"/>printf ("Queue is full");</text:p>
      <text:p text:style-name="P3"><text:s text:c="4"/>}</text:p>
      <text:p text:style-name="P3"><text:s text:c="2"/>else</text:p>
      <text:p text:style-name="P3"><text:s text:c="4"/>{</text:p>
      <text:p text:style-name="P3"><text:s text:c="6"/>printf ("Enter the element to insert:");</text:p>
      <text:p text:style-name="P3"><text:s text:c="6"/>scanf ("%d", &amp;x);</text:p>
      <text:p text:style-name="P3"><text:s text:c="6"/>if (front == -1 &amp;&amp; rear == -1)</text:p>
      <text:p text:style-name="P3"><text:tab/>front = rear = 0;</text:p>
      <text:p text:style-name="P3"><text:s text:c="6"/>else if (rear == n - 1 &amp;&amp; front != 0)</text:p>
      <text:p text:style-name="P3"><text:tab/>rear = 0;</text:p>
      <text:p text:style-name="P3"><text:s text:c="6"/>else</text:p>
      <text:p text:style-name="P3"><text:tab/>rear = (rear + 1) % n;</text:p>
      <text:p text:style-name="P3"><text:s text:c="6"/>a[rear] = x;</text:p>
      <text:p text:style-name="P3"><text:s text:c="4"/>}</text:p>
      <text:p text:style-name="P3">}</text:p>
      <text:p text:style-name="P3"/>
      <text:p text:style-name="P3">void display ()</text:p>
      <text:p text:style-name="P3">{</text:p>
      <text:p text:style-name="P3"><text:s text:c="2"/>int i;</text:p>
      <text:p text:style-name="P3"><text:s text:c="2"/>printf ("front=%d\nRear=%d\n", front, rear);</text:p>
      <text:p text:style-name="P3"><text:s text:c="2"/>if (front == -1)</text:p>
      <text:p text:style-name="P3"><text:s text:c="4"/>printf ("\nQueue is empty");</text:p>
      <text:p text:style-name="P3"><text:s text:c="2"/>else if (front &lt;= rear)</text:p>
      <text:p text:style-name="P3"><text:s text:c="4"/>{</text:p>
      <text:p text:style-name="P3"><text:s text:c="6"/>for (i = front; i &lt;= rear; i++)</text:p>
      <text:p text:style-name="P3"><text:tab/>printf ("%d", a[i]);</text:p>
      <text:p text:style-name="P3"><text:s text:c="4"/>}</text:p>
      <text:p text:style-name="P3"><text:s text:c="2"/>else</text:p>
      <text:p text:style-name="P3"><text:s text:c="4"/>{</text:p>
      <text:p text:style-name="P3"><text:s text:c="6"/>for (i = front; i &lt; n; i++)</text:p>
      <text:p text:style-name="P3"><text:tab/>printf ("%d", a[i]);</text:p>
      <text:p text:style-name="P3"><text:s text:c="6"/>for (i = 0; i &lt;= rear; i++)</text:p>
      <text:p text:style-name="P3"><text:tab/>printf ("%d", a[i]);</text:p>
      <text:p text:style-name="P3"><text:s text:c="4"/>}</text:p>
      <text:p text:style-name="P3">}</text:p>
      <text:p text:style-name="P3"/>
      <text:p text:style-name="P3">void del ()</text:p>
      <text:p text:style-name="P3">{</text:p>
      <text:p text:style-name="P3"><text:s text:c="2"/>if (front == -1)</text:p>
      <text:p text:style-name="P3"><text:s text:c="4"/>printf ("\nQueue is empty");</text:p>
      <text:p text:style-name="P3"><text:s text:c="2"/>else</text:p>
      <text:p text:style-name="P3"><text:s text:c="4"/>{</text:p>
      <text:p text:style-name="P3"><text:s text:c="6"/>printf ("Deleted element:%d", a[front]);</text:p>
      <text:p text:style-name="P3"><text:s text:c="6"/>if (front == rear)</text:p>
      <text:p text:style-name="P3"><text:tab/>front = rear = -1;</text:p>
      <text:p text:style-name="P3"/>
      <text:p text:style-name="P3"><text:s text:c="6"/>else</text:p>
      <text:p text:style-name="P3"><text:tab/>{</text:p>
      <text:p text:style-name="P3"><text:tab/> <text:s/>if (front == n - 1)</text:p>
      <text:p text:style-name="P3"><text:tab/> <text:s text:c="3"/>front = 0;</text:p>
      <text:p text:style-name="P3"><text:soft-page-break/><text:tab/> <text:s/>else</text:p>
      <text:p text:style-name="P3"><text:tab/> <text:s text:c="3"/>front += 1;</text:p>
      <text:p text:style-name="P3"><text:tab/>}</text:p>
      <text:p text:style-name="P3"><text:s text:c="4"/>}</text:p>
      <text:p text:style-name="P3">}</text:p>
      <text:p text:style-name="P3"/>
      <text:p text:style-name="P3">void search ()</text:p>
      <text:p text:style-name="P3">{</text:p>
      <text:p text:style-name="P3"><text:s text:c="2"/>int x, i, j;</text:p>
      <text:p text:style-name="P3"><text:s text:c="2"/>printf ("Enter the element to search:");</text:p>
      <text:p text:style-name="P3"><text:s text:c="2"/>scanf ("%d", &amp;x);</text:p>
      <text:p text:style-name="P3"><text:s text:c="2"/>if (front &lt;= rear)</text:p>
      <text:p text:style-name="P3"><text:s text:c="4"/>{</text:p>
      <text:p text:style-name="P3"><text:s text:c="6"/>int f1 = 0;</text:p>
      <text:p text:style-name="P3"><text:s text:c="6"/>for (i = front; i &lt;= rear; i++)</text:p>
      <text:p text:style-name="P3"><text:tab/>{</text:p>
      <text:p text:style-name="P3"><text:tab/> <text:s/>if (a[i] == x)</text:p>
      <text:p text:style-name="P3"><text:tab/> <text:s text:c="3"/>{</text:p>
      <text:p text:style-name="P3"><text:tab/> <text:s text:c="5"/>printf ("Element found at position%d", i);</text:p>
      <text:p text:style-name="P3"><text:tab/> <text:s text:c="5"/>f1 = 1;</text:p>
      <text:p text:style-name="P3"><text:tab/> <text:s text:c="5"/>break;</text:p>
      <text:p text:style-name="P3"><text:tab/> <text:s text:c="3"/>}</text:p>
      <text:p text:style-name="P3"><text:tab/>}</text:p>
      <text:p text:style-name="P3"><text:s text:c="6"/>if (f1 == 0)</text:p>
      <text:p text:style-name="P3"><text:tab/>printf ("Element not found");</text:p>
      <text:p text:style-name="P3"><text:s text:c="4"/>}</text:p>
      <text:p text:style-name="P3"><text:s text:c="2"/>else</text:p>
      <text:p text:style-name="P3"><text:s text:c="4"/>{</text:p>
      <text:p text:style-name="P3"><text:s text:c="6"/>int f = 0;</text:p>
      <text:p text:style-name="P3"><text:s text:c="6"/>for (i = front, j = 1; i &lt; n; i++, j++)</text:p>
      <text:p text:style-name="P3"><text:tab/>{</text:p>
      <text:p text:style-name="P3"><text:tab/> <text:s/>if (a[i] == x)</text:p>
      <text:p text:style-name="P3"><text:tab/> <text:s text:c="3"/>{</text:p>
      <text:p text:style-name="P3"><text:tab/> <text:s text:c="5"/>f = 1;</text:p>
      <text:p text:style-name="P3"><text:tab/> <text:s text:c="5"/>printf ("Element found at position:%d", j);</text:p>
      <text:p text:style-name="P3"><text:tab/> <text:s text:c="5"/>break;</text:p>
      <text:p text:style-name="P3"><text:tab/> <text:s text:c="3"/>}</text:p>
      <text:p text:style-name="P3"><text:tab/>}</text:p>
      <text:p text:style-name="P3"><text:s text:c="6"/>if (f == 0)</text:p>
      <text:p text:style-name="P3"><text:tab/>{</text:p>
      <text:p text:style-name="P3"><text:tab/> <text:s/>int f2 = 0;</text:p>
      <text:p text:style-name="P3"><text:tab/> <text:s/>for (i = 0; i &lt;= rear; i++)</text:p>
      <text:p text:style-name="P3"><text:tab/> <text:s text:c="3"/>{</text:p>
      <text:p text:style-name="P3"><text:tab/> <text:s text:c="5"/>if (a[i] == x)</text:p>
      <text:p text:style-name="P3"><text:tab/><text:tab/>{</text:p>
      <text:p text:style-name="P3"><text:tab/><text:tab/> <text:s/>printf ("Element found at position:%d", i + n - 1);</text:p>
      <text:p text:style-name="P3"><text:tab/><text:tab/> <text:s/>f2 = 1;</text:p>
      <text:p text:style-name="P3"><text:tab/><text:tab/> <text:s/>break;</text:p>
      <text:p text:style-name="P3"><text:tab/><text:tab/>}</text:p>
      <text:p text:style-name="P3"><text:tab/> <text:s text:c="3"/>}</text:p>
      <text:p text:style-name="P3"><text:tab/> <text:s/>if (f2 == 0)</text:p>
      <text:p text:style-name="P3"><text:tab/> <text:s text:c="3"/>printf ("Element not found");</text:p>
      <text:p text:style-name="P3"><text:soft-page-break/><text:tab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oft-page-break/>OUTPUT</text:p>
      <text:p text:style-name="P3"/>
      <text:p text:style-name="P3">Enter the size of queue:3</text:p>
      <text:p text:style-name="P3"/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1</text:p>
      <text:p text:style-name="P3">Enter the element to insert:1</text:p>
      <text:p text:style-name="P3"/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1</text:p>
      <text:p text:style-name="P3">Enter the element to insert:5</text:p>
      <text:p text:style-name="P3"/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1</text:p>
      <text:p text:style-name="P3">Enter the element to insert:7</text:p>
      <text:p text:style-name="P3"/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3</text:p>
      <text:p text:style-name="P3">front=0</text:p>
      <text:p text:style-name="P3">Rear=2</text:p>
      <text:p text:style-name="P3">157</text:p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4</text:p>
      <text:p text:style-name="P3">Enter the element to search:5</text:p>
      <text:p text:style-name="P3">Element found at position1</text:p>
      <text:p text:style-name="P3"/>
      <text:p text:style-name="P3">1:Insertion</text:p>
      <text:p text:style-name="P3"><text:soft-page-break/>2:Deletion</text:p>
      <text:p text:style-name="P3">3:Display</text:p>
      <text:p text:style-name="P3">4:Search</text:p>
      <text:p text:style-name="P3">5:Exit</text:p>
      <text:p text:style-name="P3">Enter your choice:2</text:p>
      <text:p text:style-name="P3">Deleted element:1</text:p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1</text:p>
      <text:p text:style-name="P3">Enter the element to insert:3</text:p>
      <text:p text:style-name="P3"/>
      <text:p text:style-name="P3"/>
      <text:p text:style-name="P3">1:Insertion</text:p>
      <text:p text:style-name="P3">2:Deletion</text:p>
      <text:p text:style-name="P3">3:Display</text:p>
      <text:p text:style-name="P3">4:Search</text:p>
      <text:p text:style-name="P3">5:Exit</text:p>
      <text:p text:style-name="P3">Enter your choice:5</text:p>
      <text:p text:style-name="P3"/>
      <text:p text:style-name="P3">Press any key to exi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<text:span text:style-name="T7">PROGRAM NO.</text:span>6</text:p>
      <text:p text:style-name="P20"><text:span text:style-name="T7">AIM: </text:span>PROGRAM TO IMPLEMENT SINGLY LINKED LIST</text:p>
      <text:p text:style-name="P4"/>
      <text:p text:style-name="P5">#include&lt;stdio.h&gt;</text:p>
      <text:p text:style-name="P5">#include&lt;stdlib.h&gt;</text:p>
      <text:p text:style-name="P5">struct node</text:p>
      <text:p text:style-name="P5">{</text:p>
      <text:p text:style-name="P5"><text:s text:c="2"/>int info;</text:p>
      <text:p text:style-name="P5"><text:s text:c="2"/>struct node *link;</text:p>
      <text:p text:style-name="P5">};</text:p>
      <text:p text:style-name="P5">struct node *start = NULL;</text:p>
      <text:p text:style-name="P5">void traverse ()</text:p>
      <text:p text:style-name="P5">{</text:p>
      <text:p text:style-name="P5"><text:s text:c="2"/>struct node *temp;</text:p>
      <text:p text:style-name="P5"><text:s text:c="2"/>if (start == NULL)</text:p>
      <text:p text:style-name="P5"><text:s text:c="4"/>printf ("\nList is empty\n");</text:p>
      <text:p text:style-name="P5"><text:s text:c="2"/>else</text:p>
      <text:p text:style-name="P5"><text:s text:c="4"/>{</text:p>
      <text:p text:style-name="P5"><text:s text:c="6"/>temp = start;</text:p>
      <text:p text:style-name="P5"><text:s text:c="6"/>printf ("The list is\n");</text:p>
      <text:p text:style-name="P5"><text:s text:c="6"/>while (temp != NULL)</text:p>
      <text:p text:style-name="P5"><text:tab/>{</text:p>
      <text:p text:style-name="P5"><text:tab/> <text:s/>printf ("%d-&gt;", temp-&gt;info);</text:p>
      <text:p text:style-name="P5"><text:tab/> <text:s/>temp = temp-&gt;link;</text:p>
      <text:p text:style-name="P5"><text:tab/>}</text:p>
      <text:p text:style-name="P5"><text:s text:c="4"/>}</text:p>
      <text:p text:style-name="P5">}</text:p>
      <text:p text:style-name="P5"/>
      <text:p text:style-name="P5">void insertAtFront ()</text:p>
      <text:p text:style-name="P5">{</text:p>
      <text:p text:style-name="P5"><text:s text:c="2"/>int data;</text:p>
      <text:p text:style-name="P5"><text:s text:c="2"/>struct node *temp;</text:p>
      <text:p text:style-name="P5"><text:s text:c="2"/>temp = malloc (sizeof (struct node));</text:p>
      <text:p text:style-name="P5"><text:s text:c="2"/>printf ("\nEnter number to be inserted:");</text:p>
      <text:p text:style-name="P5"><text:s text:c="2"/>scanf ("%d", &amp;data);</text:p>
      <text:p text:style-name="P5"><text:s text:c="2"/>temp-&gt;info = data;</text:p>
      <text:p text:style-name="P5"><text:s text:c="2"/>temp-&gt;link = start;</text:p>
      <text:p text:style-name="P5"><text:s text:c="2"/>start = temp;</text:p>
      <text:p text:style-name="P5">}</text:p>
      <text:p text:style-name="P5"/>
      <text:p text:style-name="P5">void insertAtEnd ()</text:p>
      <text:p text:style-name="P5">{</text:p>
      <text:p text:style-name="P5"><text:s text:c="2"/>int data;</text:p>
      <text:p text:style-name="P5"><text:s text:c="2"/>struct node *temp, *head;</text:p>
      <text:p text:style-name="P5"><text:s text:c="2"/>temp = malloc (sizeof (struct node));</text:p>
      <text:p text:style-name="P5"><text:s text:c="2"/>printf ("\nEnter number to be inserted:");</text:p>
      <text:p text:style-name="P5"><text:s text:c="2"/>scanf ("%d", &amp;data);</text:p>
      <text:p text:style-name="P5"><text:s text:c="2"/>temp-&gt;link = 0;</text:p>
      <text:p text:style-name="P5"><text:s text:c="2"/>temp-&gt;info = data;</text:p>
      <text:p text:style-name="P5"><text:s text:c="2"/>head = start;</text:p>
      <text:p text:style-name="P5"><text:s text:c="2"/>while (head-&gt;link != NULL)</text:p>
      <text:p text:style-name="P5"><text:s text:c="4"/>{</text:p>
      <text:p text:style-name="P5"><text:soft-page-break/><text:s text:c="6"/>head = head-&gt;link;</text:p>
      <text:p text:style-name="P5"><text:s text:c="4"/>}</text:p>
      <text:p text:style-name="P5"><text:s text:c="2"/>head-&gt;link = temp;</text:p>
      <text:p text:style-name="P5">}</text:p>
      <text:p text:style-name="P5"/>
      <text:p text:style-name="P5">void insertAtPosition ()</text:p>
      <text:p text:style-name="P5">{</text:p>
      <text:p text:style-name="P5"><text:s text:c="2"/>struct node *temp, *newnode;</text:p>
      <text:p text:style-name="P5"><text:s text:c="2"/>int pos, data, i = 1;</text:p>
      <text:p text:style-name="P5"><text:s text:c="2"/>newnode = malloc (sizeof (struct node));</text:p>
      <text:p text:style-name="P5"><text:s text:c="2"/>printf ("\nEner position and data:");</text:p>
      <text:p text:style-name="P5"><text:s text:c="2"/>scanf ("%d%d", &amp;pos, &amp;data);</text:p>
      <text:p text:style-name="P5"><text:s text:c="2"/>temp = start;</text:p>
      <text:p text:style-name="P5"><text:s text:c="2"/>newnode-&gt;info = data;</text:p>
      <text:p text:style-name="P5"><text:s text:c="2"/>newnode-&gt;link = 0;</text:p>
      <text:p text:style-name="P5"><text:s text:c="2"/>while (i &lt; pos - 1)</text:p>
      <text:p text:style-name="P5"><text:s text:c="4"/>{</text:p>
      <text:p text:style-name="P5"><text:s text:c="6"/>temp = temp-&gt;link;</text:p>
      <text:p text:style-name="P5"><text:s text:c="6"/>i++;</text:p>
      <text:p text:style-name="P5"><text:s text:c="4"/>}</text:p>
      <text:p text:style-name="P5"><text:s text:c="2"/>newnode-&gt;link = temp-&gt;link;</text:p>
      <text:p text:style-name="P5"><text:s text:c="2"/>temp-&gt;link = newnode;</text:p>
      <text:p text:style-name="P5">}</text:p>
      <text:p text:style-name="P5"/>
      <text:p text:style-name="P5">void deleteFirst ()</text:p>
      <text:p text:style-name="P5">{</text:p>
      <text:p text:style-name="P5"><text:s text:c="2"/>struct node *temp;</text:p>
      <text:p text:style-name="P5"><text:s text:c="2"/>if (start == NULL)</text:p>
      <text:p text:style-name="P5"><text:s text:c="4"/>printf ("\nList is empty\n");</text:p>
      <text:p text:style-name="P5"><text:s text:c="2"/>else</text:p>
      <text:p text:style-name="P5"><text:s text:c="4"/>{</text:p>
      <text:p text:style-name="P5"><text:s text:c="6"/>temp = start;</text:p>
      <text:p text:style-name="P5"><text:s text:c="6"/>start = start-&gt;link;</text:p>
      <text:p text:style-name="P5"><text:s text:c="6"/>free (temp);</text:p>
      <text:p text:style-name="P5"><text:s text:c="4"/>}</text:p>
      <text:p text:style-name="P5">}</text:p>
      <text:p text:style-name="P5"/>
      <text:p text:style-name="P5">void deleteEnd ()</text:p>
      <text:p text:style-name="P5">{</text:p>
      <text:p text:style-name="P5"><text:s text:c="2"/>struct node *temp, *prevnode;</text:p>
      <text:p text:style-name="P5"><text:s text:c="2"/>if (start == NULL)</text:p>
      <text:p text:style-name="P5"><text:s text:c="4"/>printf ("\nList is Empty\n");</text:p>
      <text:p text:style-name="P5"><text:s text:c="2"/>else</text:p>
      <text:p text:style-name="P5"><text:s text:c="4"/>{</text:p>
      <text:p text:style-name="P5"><text:s text:c="6"/>temp = start;</text:p>
      <text:p text:style-name="P5"><text:s text:c="6"/>while (temp-&gt;link != 0)</text:p>
      <text:p text:style-name="P5"><text:tab/>{</text:p>
      <text:p text:style-name="P5"><text:tab/> <text:s/>prevnode = temp;</text:p>
      <text:p text:style-name="P5"><text:tab/> <text:s/>temp = temp-&gt;link;</text:p>
      <text:p text:style-name="P5"><text:tab/>}</text:p>
      <text:p text:style-name="P5"><text:s text:c="6"/>free (temp);</text:p>
      <text:p text:style-name="P5"><text:s text:c="6"/>prevnode-&gt;link = 0;</text:p>
      <text:p text:style-name="P5"><text:soft-page-break/><text:s text:c="4"/>}</text:p>
      <text:p text:style-name="P5">}</text:p>
      <text:p text:style-name="P5"/>
      <text:p text:style-name="P5">void deletePosition ()</text:p>
      <text:p text:style-name="P5">{</text:p>
      <text:p text:style-name="P5"><text:s text:c="2"/>struct node *temp, *position;</text:p>
      <text:p text:style-name="P5"><text:s text:c="2"/>int i = 1, pos;</text:p>
      <text:p text:style-name="P5"><text:s text:c="2"/>if (start == NULL)</text:p>
      <text:p text:style-name="P5"><text:s text:c="4"/>printf ("\n List is empty");</text:p>
      <text:p text:style-name="P5"><text:s text:c="2"/>else</text:p>
      <text:p text:style-name="P5"><text:s text:c="4"/>{</text:p>
      <text:p text:style-name="P5"><text:s text:c="6"/>printf ("\nEnter position:");</text:p>
      <text:p text:style-name="P5"><text:s text:c="6"/>scanf ("%d", &amp;pos);</text:p>
      <text:p text:style-name="P5"><text:s text:c="6"/>position = malloc (sizeof (struct node));</text:p>
      <text:p text:style-name="P5"><text:s text:c="6"/>temp = start;</text:p>
      <text:p text:style-name="P5"><text:s text:c="6"/>while (i &lt; pos - 1)</text:p>
      <text:p text:style-name="P5"><text:tab/>{</text:p>
      <text:p text:style-name="P5"><text:tab/> <text:s/>temp = temp-&gt;link;</text:p>
      <text:p text:style-name="P5"><text:tab/> <text:s/>i++;</text:p>
      <text:p text:style-name="P5"><text:tab/>}</text:p>
      <text:p text:style-name="P5"><text:s text:c="6"/>position = temp-&gt;link;</text:p>
      <text:p text:style-name="P5"><text:s text:c="6"/>temp-&gt;link = position-&gt;link;</text:p>
      <text:p text:style-name="P5"><text:s text:c="6"/>free (position);</text:p>
      <text:p text:style-name="P5"><text:s text:c="4"/>}</text:p>
      <text:p text:style-name="P5">}</text:p>
      <text:p text:style-name="P5"/>
      <text:p text:style-name="P5">void search ()</text:p>
      <text:p text:style-name="P5">{</text:p>
      <text:p text:style-name="P5"><text:s text:c="2"/>int found = -1, key;</text:p>
      <text:p text:style-name="P5"><text:s text:c="2"/>struct node *tr = start;</text:p>
      <text:p text:style-name="P5"><text:s text:c="2"/>if (start == NULL)</text:p>
      <text:p text:style-name="P5"><text:s text:c="4"/>{</text:p>
      <text:p text:style-name="P5"><text:s text:c="6"/>printf ("linked list is empty\n");</text:p>
      <text:p text:style-name="P5"><text:s text:c="4"/>}</text:p>
      <text:p text:style-name="P5"><text:s text:c="2"/>else</text:p>
      <text:p text:style-name="P5"><text:s text:c="4"/>{</text:p>
      <text:p text:style-name="P5"><text:s text:c="6"/>printf ("Enter the element you want to search:");</text:p>
      <text:p text:style-name="P5"><text:s text:c="6"/>scanf ("%d", &amp;key);</text:p>
      <text:p text:style-name="P5"><text:s text:c="6"/>while (tr != NULL)</text:p>
      <text:p text:style-name="P5"><text:tab/>{</text:p>
      <text:p text:style-name="P5"><text:tab/> <text:s/>if (tr-&gt;info == key)</text:p>
      <text:p text:style-name="P5"><text:tab/> <text:s text:c="3"/>{</text:p>
      <text:p text:style-name="P5"><text:tab/> <text:s text:c="5"/>found = 1;</text:p>
      <text:p text:style-name="P5"><text:tab/> <text:s text:c="5"/>break;</text:p>
      <text:p text:style-name="P5"><text:tab/> <text:s text:c="3"/>}</text:p>
      <text:p text:style-name="P5"><text:tab/> <text:s/>else</text:p>
      <text:p text:style-name="P5"><text:tab/> <text:s text:c="3"/>{</text:p>
      <text:p text:style-name="P5"><text:tab/> <text:s text:c="5"/>tr = tr-&gt;link;</text:p>
      <text:p text:style-name="P5"><text:tab/> <text:s text:c="3"/>}</text:p>
      <text:p text:style-name="P5"><text:tab/>}</text:p>
      <text:p text:style-name="P5"><text:s text:c="6"/>if (found == 1)</text:p>
      <text:p text:style-name="P5"><text:tab/>{</text:p>
      <text:p text:style-name="P5"><text:soft-page-break/><text:tab/> <text:s/>printf ("Yes,%d is present in the linked list.\n", key);</text:p>
      <text:p text:style-name="P5"><text:tab/>}</text:p>
      <text:p text:style-name="P5"><text:s text:c="6"/>else</text:p>
      <text:p text:style-name="P5"><text:tab/>{</text:p>
      <text:p text:style-name="P5"><text:tab/> <text:s/>printf ("No,%d is not present in the linked list\n", key);</text:p>
      <text:p text:style-name="P5"><text:tab/>}</text:p>
      <text:p text:style-name="P5"><text:s text:c="4"/>}</text:p>
      <text:p text:style-name="P5">}</text:p>
      <text:p text:style-name="P5"/>
      <text:p text:style-name="P5">void main ()</text:p>
      <text:p text:style-name="P5">{</text:p>
      <text:p text:style-name="P5"><text:s text:c="2"/>int choice;</text:p>
      <text:p text:style-name="P5"><text:s text:c="2"/>while (1)</text:p>
      <text:p text:style-name="P5"><text:s text:c="4"/>{</text:p>
      <text:p text:style-name="P5"><text:s text:c="6"/>printf ("\n\t1 To see list\n");</text:p>
      <text:p text:style-name="P5"><text:s text:c="6"/>printf ("\t2 For insertion at starting\n");</text:p>
      <text:p text:style-name="P5"><text:s text:c="6"/>printf ("\t3 For insrt at end\n");</text:p>
      <text:p text:style-name="P5"><text:s text:c="6"/>printf ("\t4 For insrt at any position\n");</text:p>
      <text:p text:style-name="P5"><text:s text:c="6"/>printf ("\t5 For deletion of first element\n");</text:p>
      <text:p text:style-name="P5"><text:s text:c="6"/>printf ("\t6 For deletion of last element\n");</text:p>
      <text:p text:style-name="P5"><text:s text:c="6"/>printf ("\t7 For deletion of element at any position\n");</text:p>
      <text:p text:style-name="P5"><text:s text:c="6"/>printf ("\t8 Search an element in linked list\n");</text:p>
      <text:p text:style-name="P5"><text:s text:c="6"/>printf ("\t9 To exit\n");</text:p>
      <text:p text:style-name="P5"><text:s text:c="6"/>printf ("\nEnter choice:\n");</text:p>
      <text:p text:style-name="P5"><text:s text:c="6"/>scanf ("%d", &amp;choice);</text:p>
      <text:p text:style-name="P5"><text:s text:c="6"/>switch (choice)</text:p>
      <text:p text:style-name="P5"><text:tab/>{</text:p>
      <text:p text:style-name="P5"><text:tab/>case 1:</text:p>
      <text:p text:style-name="P5"><text:tab/> <text:s/>traverse ();</text:p>
      <text:p text:style-name="P5"><text:tab/> <text:s/>break;</text:p>
      <text:p text:style-name="P5"><text:tab/>case 2:</text:p>
      <text:p text:style-name="P5"><text:tab/> <text:s/>insertAtFront ();</text:p>
      <text:p text:style-name="P5"><text:tab/> <text:s/>break;</text:p>
      <text:p text:style-name="P5"><text:tab/>case 3:</text:p>
      <text:p text:style-name="P5"><text:tab/> <text:s/>insertAtEnd ();</text:p>
      <text:p text:style-name="P5"><text:tab/> <text:s/>break;</text:p>
      <text:p text:style-name="P5"><text:tab/>case 4:</text:p>
      <text:p text:style-name="P5"><text:tab/> <text:s/>insertAtPosition ();</text:p>
      <text:p text:style-name="P5"><text:tab/> <text:s/>break;</text:p>
      <text:p text:style-name="P5"><text:tab/>case 5:</text:p>
      <text:p text:style-name="P5"><text:tab/> <text:s/>deleteFirst ();</text:p>
      <text:p text:style-name="P5"><text:tab/> <text:s/>break;</text:p>
      <text:p text:style-name="P5"><text:tab/>case 6:</text:p>
      <text:p text:style-name="P5"><text:tab/> <text:s/>deleteEnd ();</text:p>
      <text:p text:style-name="P5"><text:tab/> <text:s/>break;</text:p>
      <text:p text:style-name="P5"><text:tab/>case 7:</text:p>
      <text:p text:style-name="P5"><text:tab/> <text:s/>deletePosition ();</text:p>
      <text:p text:style-name="P5"><text:tab/> <text:s/>break;</text:p>
      <text:p text:style-name="P5"><text:tab/>case 8:</text:p>
      <text:p text:style-name="P5"><text:tab/> <text:s/>search ();</text:p>
      <text:p text:style-name="P5"><text:tab/> <text:s/>break;</text:p>
      <text:p text:style-name="P5"><text:tab/>case 9:</text:p>
      <text:p text:style-name="P5"><text:soft-page-break/><text:tab/> <text:s/>exit (1);</text:p>
      <text:p text:style-name="P5"><text:tab/> <text:s/>break;</text:p>
      <text:p text:style-name="P5"><text:tab/>default:</text:p>
      <text:p text:style-name="P5"><text:tab/> <text:s/>printf ("Incorrect Choice\n");</text:p>
      <text:p text:style-name="P5"><text:tab/>}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0">OUTPUT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2</text:p>
      <text:p text:style-name="P5"/>
      <text:p text:style-name="P5">Enter number to be inserted:1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2</text:p>
      <text:p text:style-name="P5"/>
      <text:p text:style-name="P5">Enter number to be inserted:4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2</text:p>
      <text:p text:style-name="P5"/>
      <text:p text:style-name="P5">Enter number to be inserted:8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soft-page-break/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1</text:p>
      <text:p text:style-name="P5">The list is</text:p>
      <text:p text:style-name="P5">8-&gt;4-&gt;1-&gt;</text:p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3</text:p>
      <text:p text:style-name="P5"/>
      <text:p text:style-name="P5">Enter number to be inserted:9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4</text:p>
      <text:p text:style-name="P5"/>
      <text:p text:style-name="P5">Ener position and data:3 5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1</text:p>
      <text:p text:style-name="P5"><text:soft-page-break/>The list is</text:p>
      <text:p text:style-name="P5">8-&gt;4-&gt;5-&gt;1-&gt;9-&gt;</text:p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5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1</text:p>
      <text:p text:style-name="P5">The list is</text:p>
      <text:p text:style-name="P5">4-&gt;5-&gt;1-&gt;9-&gt;</text:p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6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<text:soft-page-break/>Enter choice:</text:p>
      <text:p text:style-name="P5">1</text:p>
      <text:p text:style-name="P5">The list is</text:p>
      <text:p text:style-name="P5">4-&gt;5-&gt;1-&gt;</text:p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7</text:p>
      <text:p text:style-name="P5"/>
      <text:p text:style-name="P5">Enter position:2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1</text:p>
      <text:p text:style-name="P5">The list is</text:p>
      <text:p text:style-name="P5">4-&gt;1-&gt;</text:p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>Enter choice:</text:p>
      <text:p text:style-name="P5">8</text:p>
      <text:p text:style-name="P5">Enter the element you want to search:5</text:p>
      <text:p text:style-name="P5">No,5 is not present in the linked list</text:p>
      <text:p text:style-name="P5"/>
      <text:p text:style-name="P5"><text:tab/>1 To see list</text:p>
      <text:p text:style-name="P5"><text:tab/>2 For insertion at starting</text:p>
      <text:p text:style-name="P5"><text:tab/>3 For insrt at end</text:p>
      <text:p text:style-name="P5"><text:tab/>4 For insrt at any position</text:p>
      <text:p text:style-name="P5"><text:soft-page-break/><text:tab/>5 For deletion of first element</text:p>
      <text:p text:style-name="P5"><text:tab/>6 For deletion of last element</text:p>
      <text:p text:style-name="P5"><text:tab/>7 For deletion of element at any position</text:p>
      <text:p text:style-name="P5"><text:tab/>8 Search an element in linked list</text:p>
      <text:p text:style-name="P5"><text:tab/>9 To exi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2"><text:span text:style-name="T7">PROGRAM NO.</text:span>7</text:p>
      <text:p text:style-name="P22"><text:span text:style-name="T7">AIM:</text:span>PROGRAM TO IMPLEMENT STACK USING SINGLY LINKED STACK - PUSH, POP, <text:s/>LINEAR SEARCH</text:p>
      <text:p text:style-name="P21"/>
      <text:p text:style-name="P6">#include&lt;stdio.h&gt;</text:p>
      <text:p text:style-name="P6">#include&lt;stdlib.h&gt;</text:p>
      <text:p text:style-name="P6">struct node</text:p>
      <text:p text:style-name="P6">{</text:p>
      <text:p text:style-name="P6"><text:s text:c="2"/>int data;</text:p>
      <text:p text:style-name="P6"><text:s text:c="2"/>struct node *next;</text:p>
      <text:p text:style-name="P6">};</text:p>
      <text:p text:style-name="P6">struct node *start;</text:p>
      <text:p text:style-name="P6">void push ()</text:p>
      <text:p text:style-name="P6">{</text:p>
      <text:p text:style-name="P6"><text:s text:c="2"/>int x;</text:p>
      <text:p text:style-name="P6"><text:s text:c="2"/>struct node *ptr;</text:p>
      <text:p text:style-name="P6"><text:s text:c="2"/>ptr = malloc (sizeof (struct node));</text:p>
      <text:p text:style-name="P6"><text:s text:c="2"/>if (ptr == NULL)</text:p>
      <text:p text:style-name="P6"><text:s text:c="4"/>{</text:p>
      <text:p text:style-name="P6"><text:s text:c="6"/>printf ("\ncan't push element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the value:");</text:p>
      <text:p text:style-name="P6"><text:s text:c="6"/>scanf ("%d", &amp;x);</text:p>
      <text:p text:style-name="P6"><text:s text:c="6"/>if (start == NULL)</text:p>
      <text:p text:style-name="P6"><text:tab/>{</text:p>
      <text:p text:style-name="P6"><text:tab/> <text:s/>ptr-&gt;data = x;</text:p>
      <text:p text:style-name="P6"><text:tab/> <text:s/>ptr-&gt;next = NULL;</text:p>
      <text:p text:style-name="P6"><text:tab/> <text:s/>start = ptr;</text:p>
      <text:p text:style-name="P6"><text:tab/>}</text:p>
      <text:p text:style-name="P6"><text:s text:c="6"/>else</text:p>
      <text:p text:style-name="P6"><text:tab/>{</text:p>
      <text:p text:style-name="P6"><text:tab/> <text:s/>ptr-&gt;data = x;</text:p>
      <text:p text:style-name="P6"><text:tab/> <text:s/>ptr-&gt;next = start;</text:p>
      <text:p text:style-name="P6"><text:tab/> <text:s/>start = ptr;</text:p>
      <text:p text:style-name="P6"><text:tab/>}</text:p>
      <text:p text:style-name="P6"><text:s text:c="4"/>}</text:p>
      <text:p text:style-name="P6">}</text:p>
      <text:p text:style-name="P6"/>
      <text:p text:style-name="P6">void pop ()</text:p>
      <text:p text:style-name="P6">{</text:p>
      <text:p text:style-name="P6"><text:s text:c="2"/>int x;</text:p>
      <text:p text:style-name="P6"><text:s text:c="2"/>struct node *ptr;</text:p>
      <text:p text:style-name="P6"><text:s text:c="2"/>if (start == NULL)</text:p>
      <text:p text:style-name="P6"><text:s text:c="4"/>{</text:p>
      <text:p text:style-name="P6"><text:s text:c="6"/>printf ("\nUnderflow");</text:p>
      <text:p text:style-name="P6"><text:s text:c="4"/>}</text:p>
      <text:p text:style-name="P6"><text:s text:c="2"/>else</text:p>
      <text:p text:style-name="P6"><text:s text:c="4"/>{</text:p>
      <text:p text:style-name="P6"><text:s text:c="6"/>x = start-&gt;data;</text:p>
      <text:p text:style-name="P6"><text:soft-page-break/><text:s text:c="6"/>ptr = start;</text:p>
      <text:p text:style-name="P6"><text:s text:c="6"/>start = start-&gt;next;</text:p>
      <text:p text:style-name="P6"><text:s text:c="6"/>free (ptr);</text:p>
      <text:p text:style-name="P6"><text:s text:c="6"/>printf ("Element popped-%d", x);</text:p>
      <text:p text:style-name="P6"><text:s text:c="4"/>}</text:p>
      <text:p text:style-name="P6">}</text:p>
      <text:p text:style-name="P6"/>
      <text:p text:style-name="P6">void traverse ()</text:p>
      <text:p text:style-name="P6">{</text:p>
      <text:p text:style-name="P6"><text:s text:c="2"/>struct node *temp;</text:p>
      <text:p text:style-name="P6"><text:s text:c="2"/>if (start == NULL)</text:p>
      <text:p text:style-name="P6"><text:s text:c="4"/>printf ("\nList is empty\n");</text:p>
      <text:p text:style-name="P6"><text:s text:c="2"/>else</text:p>
      <text:p text:style-name="P6"><text:s text:c="4"/>{</text:p>
      <text:p text:style-name="P6"><text:s text:c="6"/>temp = start;</text:p>
      <text:p text:style-name="P6"><text:s text:c="6"/>printf ("the list is\n");</text:p>
      <text:p text:style-name="P6"><text:s text:c="6"/>while (temp != NULL)</text:p>
      <text:p text:style-name="P6"><text:tab/>{</text:p>
      <text:p text:style-name="P6"><text:tab/> <text:s/>printf ("%d--&gt;", temp-&gt;data);</text:p>
      <text:p text:style-name="P6"><text:tab/> <text:s/>temp = temp-&gt;next;</text:p>
      <text:p text:style-name="P6"><text:tab/>}</text:p>
      <text:p text:style-name="P6"><text:s text:c="4"/>}</text:p>
      <text:p text:style-name="P6">}</text:p>
      <text:p text:style-name="P6"/>
      <text:p text:style-name="P6">void search ()</text:p>
      <text:p text:style-name="P6">{</text:p>
      <text:p text:style-name="P6"><text:s text:c="2"/>int i = 1, f = 0, x;</text:p>
      <text:p text:style-name="P6"><text:s text:c="2"/>struct node *ptr;</text:p>
      <text:p text:style-name="P6"><text:s text:c="2"/>ptr = start;</text:p>
      <text:p text:style-name="P6"><text:s text:c="2"/>if (ptr == NULL)</text:p>
      <text:p text:style-name="P6"><text:s text:c="4"/>{</text:p>
      <text:p text:style-name="P6"><text:s text:c="6"/>printf ("\nStack is empty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 Enter element:");</text:p>
      <text:p text:style-name="P6"><text:s text:c="6"/>scanf ("%d", &amp;x);</text:p>
      <text:p text:style-name="P6"><text:s text:c="6"/>while (ptr != NULL)</text:p>
      <text:p text:style-name="P6"><text:tab/>{</text:p>
      <text:p text:style-name="P6"><text:tab/> <text:s/>if (ptr-&gt;data == x)</text:p>
      <text:p text:style-name="P6"><text:tab/> <text:s text:c="3"/>{</text:p>
      <text:p text:style-name="P6"><text:tab/> <text:s text:c="5"/>f = 1;</text:p>
      <text:p text:style-name="P6"><text:tab/> <text:s text:c="5"/>break;</text:p>
      <text:p text:style-name="P6"><text:tab/> <text:s text:c="3"/>}</text:p>
      <text:p text:style-name="P6"><text:tab/> <text:s/>i++;</text:p>
      <text:p text:style-name="P6"><text:tab/> <text:s/>ptr = ptr-&gt;next;</text:p>
      <text:p text:style-name="P6"><text:tab/>}</text:p>
      <text:p text:style-name="P6"><text:s text:c="6"/>if (f == 0)</text:p>
      <text:p text:style-name="P6"><text:tab/>printf ("\n Item not found");</text:p>
      <text:p text:style-name="P6"><text:s text:c="6"/>else</text:p>
      <text:p text:style-name="P6"><text:tab/>printf ("\nItem found at position %d", i);</text:p>
      <text:p text:style-name="P6"><text:s text:c="4"/>}</text:p>
      <text:p text:style-name="P6"><text:soft-page-break/>}</text:p>
      <text:p text:style-name="P6"/>
      <text:p text:style-name="P6">void main ()</text:p>
      <text:p text:style-name="P6">{</text:p>
      <text:p text:style-name="P6"><text:s text:c="2"/>int ch = 0;</text:p>
      <text:p text:style-name="P6"><text:s text:c="2"/>while (ch != 5)</text:p>
      <text:p text:style-name="P6"><text:s text:c="4"/>{</text:p>
      <text:p text:style-name="P6"><text:s text:c="6"/>printf ("\n\n1:push");</text:p>
      <text:p text:style-name="P6"><text:s text:c="6"/>printf ("\n2:pop");</text:p>
      <text:p text:style-name="P6"><text:s text:c="6"/>printf ("\n3:Linear Search");</text:p>
      <text:p text:style-name="P6"><text:s text:c="6"/>printf ("\n4:Display");</text:p>
      <text:p text:style-name="P6"><text:s text:c="6"/>printf ("\n5:Exit");</text:p>
      <text:p text:style-name="P6"><text:s text:c="6"/>printf ("\nEnter your choice:");</text:p>
      <text:p text:style-name="P6"><text:s text:c="6"/>scanf ("%d", &amp;ch);</text:p>
      <text:p text:style-name="P6"><text:s text:c="6"/>switch (ch)</text:p>
      <text:p text:style-name="P6"><text:tab/>{</text:p>
      <text:p text:style-name="P6"><text:tab/>case 1:</text:p>
      <text:p text:style-name="P6"><text:tab/> <text:s/>push ();</text:p>
      <text:p text:style-name="P6"><text:tab/> <text:s/>break;</text:p>
      <text:p text:style-name="P6"><text:tab/>case 2:</text:p>
      <text:p text:style-name="P6"><text:tab/> <text:s/>pop ();</text:p>
      <text:p text:style-name="P6"><text:tab/> <text:s/>break;</text:p>
      <text:p text:style-name="P6"><text:tab/>case 3:</text:p>
      <text:p text:style-name="P6"><text:tab/> <text:s/>search ();</text:p>
      <text:p text:style-name="P6"><text:tab/> <text:s/>break;</text:p>
      <text:p text:style-name="P6"><text:tab/>case 4:</text:p>
      <text:p text:style-name="P6"><text:tab/> <text:s/>traverse ();</text:p>
      <text:p text:style-name="P6"><text:tab/> <text:s/>break;</text:p>
      <text:p text:style-name="P6"><text:tab/>case 5:</text:p>
      <text:p text:style-name="P6"><text:tab/> <text:s/>exit (0);</text:p>
      <text:p text:style-name="P6"><text:tab/> <text:s/>break;</text:p>
      <text:p text:style-name="P6"><text:tab/>default:</text:p>
      <text:p text:style-name="P6"><text:tab/> <text:s/>printf ("\nInvalid choice");</text:p>
      <text:p text:style-name="P6"><text:tab/>}</text:p>
      <text:p text:style-name="P6"><text:s text:c="4"/>}</text:p>
      <text:p text:style-name="P6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<text:soft-page-break/>OUTPUT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6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9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6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4</text:p>
      <text:p text:style-name="P6">the list is</text:p>
      <text:p text:style-name="P6">6--&gt;9--&gt;6--&gt;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2</text:p>
      <text:p text:style-name="P6">Element popped-6</text:p>
      <text:p text:style-name="P6"/>
      <text:p text:style-name="P6">1:push</text:p>
      <text:p text:style-name="P6">2:pop</text:p>
      <text:p text:style-name="P6"><text:soft-page-break/>3:Linear Search</text:p>
      <text:p text:style-name="P6">4:Display</text:p>
      <text:p text:style-name="P6">5:Exit</text:p>
      <text:p text:style-name="P6">Enter your choice:4</text:p>
      <text:p text:style-name="P6">the list is</text:p>
      <text:p text:style-name="P6">9--&gt;6--&gt;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3</text:p>
      <text:p text:style-name="P6"/>
      <text:p text:style-name="P6"><text:s/>Enter element:6</text:p>
      <text:p text:style-name="P6"/>
      <text:p text:style-name="P6">Item found at position 2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6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9</text:p>
      <text:p text:style-name="P6"/>
      <text:p text:style-name="P6"/>
      <text:p text:style-name="P6">1:push</text:p>
      <text:p text:style-name="P6"><text:soft-page-break/>2:pop</text:p>
      <text:p text:style-name="P6">3:Linear Search</text:p>
      <text:p text:style-name="P6">4:Display</text:p>
      <text:p text:style-name="P6">5:Exit</text:p>
      <text:p text:style-name="P6">Enter your choice:1</text:p>
      <text:p text:style-name="P6"/>
      <text:p text:style-name="P6">Enter the value:6</text:p>
      <text:p text:style-name="P6"/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4</text:p>
      <text:p text:style-name="P6">the list is</text:p>
      <text:p text:style-name="P6">6--&gt;9--&gt;6--&gt;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2</text:p>
      <text:p text:style-name="P6">Element popped-6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4</text:p>
      <text:p text:style-name="P6">the list is</text:p>
      <text:p text:style-name="P6">9--&gt;6--&gt;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>Enter your choice:3</text:p>
      <text:p text:style-name="P6"/>
      <text:p text:style-name="P6"><text:s/>Enter element:6</text:p>
      <text:p text:style-name="P6"/>
      <text:p text:style-name="P6">Item found at position 2</text:p>
      <text:p text:style-name="P6"/>
      <text:p text:style-name="P6">1:push</text:p>
      <text:p text:style-name="P6">2:pop</text:p>
      <text:p text:style-name="P6">3:Linear Search</text:p>
      <text:p text:style-name="P6">4:Display</text:p>
      <text:p text:style-name="P6">5:Exit</text:p>
      <text:p text:style-name="P6"/>
      <text:p text:style-name="P24"><text:soft-page-break/><text:span text:style-name="T8">PROGRAM NO.</text:span>8</text:p>
      <text:p text:style-name="P24"><text:span text:style-name="T8">AIM: </text:span>PROGRAM FOR DOUBLY LINKED LIST - INSERTION, DELETION, SEARCH</text:p>
      <text:p text:style-name="P23"/>
      <text:p text:style-name="P6">#include&lt;stdio.h&gt;</text:p>
      <text:p text:style-name="P6">#include&lt;stdlib.h&gt;</text:p>
      <text:p text:style-name="P6">#include&lt;stdbool.h&gt;</text:p>
      <text:p text:style-name="P6">struct node</text:p>
      <text:p text:style-name="P6">{</text:p>
      <text:p text:style-name="P6"><text:s text:c="2"/>int data;</text:p>
      <text:p text:style-name="P6"><text:s text:c="2"/>struct node *prev;</text:p>
      <text:p text:style-name="P6"><text:s text:c="2"/>struct node *next;</text:p>
      <text:p text:style-name="P6">};</text:p>
      <text:p text:style-name="P6">struct node *start;</text:p>
      <text:p text:style-name="P6">void beginsert ()</text:p>
      <text:p text:style-name="P6">{</text:p>
      <text:p text:style-name="P6"><text:s text:c="2"/>struct node *ptr;</text:p>
      <text:p text:style-name="P6"><text:s text:c="2"/>int x;</text:p>
      <text:p text:style-name="P6"><text:s text:c="2"/>ptr = (struct node *) malloc (sizeof (struct node));</text:p>
      <text:p text:style-name="P6"><text:s text:c="2"/>if (ptr == NULL)</text:p>
      <text:p text:style-name="P6"><text:s text:c="4"/>{</text:p>
      <text:p text:style-name="P6"><text:s text:c="6"/>printf ("\nOverflow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value:");</text:p>
      <text:p text:style-name="P6"><text:s text:c="6"/>scanf ("%d", &amp;x);</text:p>
      <text:p text:style-name="P6"><text:s text:c="6"/>if (start == NULL)</text:p>
      <text:p text:style-name="P6"><text:tab/>{</text:p>
      <text:p text:style-name="P6"><text:tab/> <text:s/>ptr-&gt;data = x;</text:p>
      <text:p text:style-name="P6"><text:tab/> <text:s/>ptr-&gt;prev = NULL;</text:p>
      <text:p text:style-name="P6"><text:tab/> <text:s/>ptr-&gt;next = start;</text:p>
      <text:p text:style-name="P6"><text:tab/> <text:s/>start = ptr;</text:p>
      <text:p text:style-name="P6"><text:tab/>}</text:p>
      <text:p text:style-name="P6"><text:s text:c="6"/>else</text:p>
      <text:p text:style-name="P6"><text:tab/>{</text:p>
      <text:p text:style-name="P6"><text:tab/> <text:s/>ptr-&gt;data = x;</text:p>
      <text:p text:style-name="P6"><text:tab/> <text:s/>ptr-&gt;prev = NULL;</text:p>
      <text:p text:style-name="P6"><text:tab/> <text:s/>ptr-&gt;next = start;</text:p>
      <text:p text:style-name="P6"><text:tab/> <text:s/>start-&gt;prev = ptr;</text:p>
      <text:p text:style-name="P6"><text:tab/> <text:s/>start = ptr;</text:p>
      <text:p text:style-name="P6"><text:tab/>}</text:p>
      <text:p text:style-name="P6"><text:s text:c="4"/>}</text:p>
      <text:p text:style-name="P6">}</text:p>
      <text:p text:style-name="P6"/>
      <text:p text:style-name="P6">void lastinsert ()</text:p>
      <text:p text:style-name="P6">{</text:p>
      <text:p text:style-name="P6"><text:s text:c="2"/>struct node *ptr, *temp;</text:p>
      <text:p text:style-name="P6"><text:s text:c="2"/>int x;</text:p>
      <text:p text:style-name="P6"><text:s text:c="2"/>ptr = (struct node *) malloc (sizeof (struct node *));</text:p>
      <text:p text:style-name="P6"><text:s text:c="2"/>if (ptr == NULL)</text:p>
      <text:p text:style-name="P6"><text:s text:c="4"/>{</text:p>
      <text:p text:style-name="P6"><text:soft-page-break/><text:s text:c="6"/>printf ("\nOverflow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value:");</text:p>
      <text:p text:style-name="P6"><text:s text:c="6"/>scanf ("%d", &amp;x);</text:p>
      <text:p text:style-name="P6"><text:s text:c="6"/>ptr-&gt;data = x;</text:p>
      <text:p text:style-name="P6"><text:s text:c="6"/>if (start == NULL)</text:p>
      <text:p text:style-name="P6"><text:tab/>{</text:p>
      <text:p text:style-name="P6"><text:tab/> <text:s/>ptr-&gt;next = NULL;</text:p>
      <text:p text:style-name="P6"><text:tab/> <text:s/>ptr-&gt;prev = NULL;</text:p>
      <text:p text:style-name="P6"><text:tab/> <text:s/>start = ptr;</text:p>
      <text:p text:style-name="P6"><text:tab/>}</text:p>
      <text:p text:style-name="P6"><text:s text:c="6"/>else</text:p>
      <text:p text:style-name="P6"><text:tab/>{</text:p>
      <text:p text:style-name="P6"><text:tab/> <text:s/>temp = start;</text:p>
      <text:p text:style-name="P6"><text:tab/> <text:s/>while (temp-&gt;next != NULL)</text:p>
      <text:p text:style-name="P6"><text:tab/> <text:s text:c="3"/>{</text:p>
      <text:p text:style-name="P6"><text:tab/> <text:s text:c="5"/>temp = temp-&gt;next;</text:p>
      <text:p text:style-name="P6"><text:tab/> <text:s text:c="3"/>}</text:p>
      <text:p text:style-name="P6"><text:tab/> <text:s/>temp-&gt;next = ptr;</text:p>
      <text:p text:style-name="P6"><text:tab/> <text:s/>ptr-&gt;prev = temp;</text:p>
      <text:p text:style-name="P6"><text:tab/> <text:s/>ptr-&gt;next = NULL;</text:p>
      <text:p text:style-name="P6"><text:tab/>}</text:p>
      <text:p text:style-name="P6"><text:s text:c="4"/>}</text:p>
      <text:p text:style-name="P6">}</text:p>
      <text:p text:style-name="P6"/>
      <text:p text:style-name="P6">void posinsert ()</text:p>
      <text:p text:style-name="P6">{</text:p>
      <text:p text:style-name="P6"><text:s text:c="2"/>int pos, i, x;</text:p>
      <text:p text:style-name="P6"><text:s text:c="2"/>struct node *ptr, *temp;</text:p>
      <text:p text:style-name="P6"><text:s text:c="2"/>ptr = (struct node *) malloc (sizeof (struct node *));</text:p>
      <text:p text:style-name="P6"><text:s text:c="2"/>if (ptr == NULL)</text:p>
      <text:p text:style-name="P6"><text:s text:c="4"/>{</text:p>
      <text:p text:style-name="P6"><text:s text:c="6"/>printf ("\nOverflow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value:");</text:p>
      <text:p text:style-name="P6"><text:s text:c="6"/>scanf ("%d", &amp;x);</text:p>
      <text:p text:style-name="P6"><text:s text:c="6"/>ptr-&gt;data = x;</text:p>
      <text:p text:style-name="P6"><text:s text:c="6"/>printf ("\nEnter the position:");</text:p>
      <text:p text:style-name="P6"><text:s text:c="6"/>scanf ("%d", &amp;pos);</text:p>
      <text:p text:style-name="P6"><text:s text:c="6"/>temp = start;</text:p>
      <text:p text:style-name="P6"><text:s text:c="6"/>if (pos == 1)</text:p>
      <text:p text:style-name="P6"><text:tab/>{</text:p>
      <text:p text:style-name="P6"><text:tab/> <text:s/>if (start == NULL)</text:p>
      <text:p text:style-name="P6"><text:tab/> <text:s text:c="3"/>{</text:p>
      <text:p text:style-name="P6"><text:tab/> <text:s text:c="5"/>ptr-&gt;data = x;</text:p>
      <text:p text:style-name="P6"><text:tab/> <text:s text:c="5"/>ptr-&gt;prev = NULL;</text:p>
      <text:p text:style-name="P6"><text:tab/> <text:s text:c="5"/>ptr-&gt;next = NULL;</text:p>
      <text:p text:style-name="P6"><text:tab/> <text:s text:c="5"/>start = ptr;</text:p>
      <text:p text:style-name="P6"><text:soft-page-break/><text:tab/> <text:s text:c="3"/>}</text:p>
      <text:p text:style-name="P6"><text:tab/> <text:s/>else</text:p>
      <text:p text:style-name="P6"><text:tab/> <text:s text:c="3"/>{</text:p>
      <text:p text:style-name="P6"><text:tab/> <text:s text:c="5"/>ptr-&gt;data = x;</text:p>
      <text:p text:style-name="P6"><text:tab/> <text:s text:c="5"/>ptr-&gt;prev = NULL;</text:p>
      <text:p text:style-name="P6"><text:tab/> <text:s text:c="5"/>ptr-&gt;next = start;</text:p>
      <text:p text:style-name="P6"><text:tab/> <text:s text:c="5"/>start-&gt;prev = ptr;</text:p>
      <text:p text:style-name="P6"><text:tab/> <text:s text:c="5"/>start = ptr;</text:p>
      <text:p text:style-name="P6"><text:tab/> <text:s text:c="3"/>}</text:p>
      <text:p text:style-name="P6"><text:tab/>}</text:p>
      <text:p text:style-name="P6"><text:s text:c="6"/>else</text:p>
      <text:p text:style-name="P6"><text:tab/>{</text:p>
      <text:p text:style-name="P6"><text:tab/> <text:s/>for (i = 1; i &lt; pos - 1; i++)</text:p>
      <text:p text:style-name="P6"><text:tab/> <text:s text:c="3"/>{</text:p>
      <text:p text:style-name="P6"><text:tab/> <text:s text:c="5"/>temp = temp-&gt;next;</text:p>
      <text:p text:style-name="P6"><text:tab/> <text:s text:c="5"/>if (temp == NULL)</text:p>
      <text:p text:style-name="P6"><text:tab/><text:tab/>{</text:p>
      <text:p text:style-name="P6"><text:tab/><text:tab/> <text:s/>printf ("\nCan't insert");</text:p>
      <text:p text:style-name="P6"><text:tab/><text:tab/> <text:s/>return;</text:p>
      <text:p text:style-name="P6"><text:tab/><text:tab/>}</text:p>
      <text:p text:style-name="P6"><text:tab/> <text:s text:c="3"/>}</text:p>
      <text:p text:style-name="P6"><text:tab/> <text:s/>ptr-&gt;next = temp-&gt;next;</text:p>
      <text:p text:style-name="P6"><text:tab/> <text:s/>temp-&gt;next = ptr;</text:p>
      <text:p text:style-name="P6"><text:tab/> <text:s/>if (ptr-&gt;next != NULL)</text:p>
      <text:p text:style-name="P6"><text:tab/> <text:s text:c="3"/>{</text:p>
      <text:p text:style-name="P6"><text:tab/> <text:s text:c="5"/>(ptr-&gt;next)-&gt;prev = ptr;</text:p>
      <text:p text:style-name="P6"><text:tab/> <text:s text:c="3"/>}</text:p>
      <text:p text:style-name="P6"><text:tab/>}</text:p>
      <text:p text:style-name="P6"><text:s text:c="4"/>}</text:p>
      <text:p text:style-name="P6">}</text:p>
      <text:p text:style-name="P6"/>
      <text:p text:style-name="P6">void begdel ()</text:p>
      <text:p text:style-name="P6">{</text:p>
      <text:p text:style-name="P6"><text:s text:c="2"/>int x;</text:p>
      <text:p text:style-name="P6"><text:s text:c="2"/>struct node *ptr;</text:p>
      <text:p text:style-name="P6"><text:s text:c="2"/>if (start == NULL)</text:p>
      <text:p text:style-name="P6"><text:s text:c="4"/>{</text:p>
      <text:p text:style-name="P6"><text:s text:c="6"/>printf ("\nList is empty");</text:p>
      <text:p text:style-name="P6"><text:s text:c="4"/>}</text:p>
      <text:p text:style-name="P6"><text:s text:c="2"/>else</text:p>
      <text:p text:style-name="P6"><text:s text:c="4"/>{</text:p>
      <text:p text:style-name="P6"><text:s text:c="6"/>ptr = start;</text:p>
      <text:p text:style-name="P6"><text:s text:c="6"/>start = ptr-&gt;next;</text:p>
      <text:p text:style-name="P6"><text:s text:c="6"/>start-&gt;prev = NULL;</text:p>
      <text:p text:style-name="P6"><text:s text:c="6"/>x = ptr-&gt;data;</text:p>
      <text:p text:style-name="P6"><text:s text:c="6"/>free (ptr);</text:p>
      <text:p text:style-name="P6"><text:s text:c="6"/>printf ("\n%d deleted", x);</text:p>
      <text:p text:style-name="P6"><text:s text:c="4"/>}</text:p>
      <text:p text:style-name="P6">}</text:p>
      <text:p text:style-name="P6"/>
      <text:p text:style-name="P6">void lastdel ()</text:p>
      <text:p text:style-name="P6">{</text:p>
      <text:p text:style-name="P6"><text:soft-page-break/><text:s text:c="2"/>int x;</text:p>
      <text:p text:style-name="P6"><text:s text:c="2"/>struct node *ptr, *ptr1;</text:p>
      <text:p text:style-name="P6"><text:s text:c="2"/>if (start == NULL)</text:p>
      <text:p text:style-name="P6"><text:s text:c="4"/>{</text:p>
      <text:p text:style-name="P6"><text:s text:c="6"/>printf ("\nList is empty");</text:p>
      <text:p text:style-name="P6"><text:s text:c="4"/>}</text:p>
      <text:p text:style-name="P6"><text:s text:c="2"/>else if (start-&gt;next == NULL)</text:p>
      <text:p text:style-name="P6"><text:s text:c="4"/>{</text:p>
      <text:p text:style-name="P6"><text:s text:c="6"/>x = start-&gt;data;</text:p>
      <text:p text:style-name="P6"><text:s text:c="6"/>start = NULL;</text:p>
      <text:p text:style-name="P6"><text:s text:c="6"/>free (start);</text:p>
      <text:p text:style-name="P6"><text:s text:c="6"/>printf ("\n%d deleted", x);</text:p>
      <text:p text:style-name="P6"><text:s text:c="4"/>}</text:p>
      <text:p text:style-name="P6"><text:s text:c="2"/>else</text:p>
      <text:p text:style-name="P6"><text:s text:c="4"/>{</text:p>
      <text:p text:style-name="P6"><text:s text:c="6"/>ptr = start;</text:p>
      <text:p text:style-name="P6"><text:s text:c="6"/>while (ptr-&gt;next != NULL)</text:p>
      <text:p text:style-name="P6"><text:tab/>{</text:p>
      <text:p text:style-name="P6"><text:tab/> <text:s/>ptr1 = ptr;</text:p>
      <text:p text:style-name="P6"><text:tab/> <text:s/>ptr = ptr-&gt;next;</text:p>
      <text:p text:style-name="P6"><text:tab/>}</text:p>
      <text:p text:style-name="P6"><text:s text:c="6"/>ptr1-&gt;next = NULL;</text:p>
      <text:p text:style-name="P6"><text:s text:c="6"/>x = ptr-&gt;data;</text:p>
      <text:p text:style-name="P6"><text:s text:c="6"/>free (ptr);</text:p>
      <text:p text:style-name="P6"><text:s text:c="6"/>printf ("\n%d deleted", x);</text:p>
      <text:p text:style-name="P6"><text:s text:c="4"/>}</text:p>
      <text:p text:style-name="P6">}</text:p>
      <text:p text:style-name="P6"/>
      <text:p text:style-name="P6">void posdel ()</text:p>
      <text:p text:style-name="P6">{</text:p>
      <text:p text:style-name="P6"><text:s text:c="2"/>struct node *ptr, *ptr1;</text:p>
      <text:p text:style-name="P6"><text:s text:c="2"/>int pos, i, x;</text:p>
      <text:p text:style-name="P6"><text:s text:c="2"/>ptr = start;</text:p>
      <text:p text:style-name="P6"><text:s text:c="2"/>if (ptr == NULL)</text:p>
      <text:p text:style-name="P6"><text:s text:c="4"/>{</text:p>
      <text:p text:style-name="P6"><text:s text:c="6"/>printf ("\nList is empty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the position: ");</text:p>
      <text:p text:style-name="P6"><text:s text:c="6"/>scanf ("%d", &amp;pos);</text:p>
      <text:p text:style-name="P6"><text:s text:c="6"/>if (pos == 1)</text:p>
      <text:p text:style-name="P6"><text:tab/>{</text:p>
      <text:p text:style-name="P6"><text:tab/> <text:s/>start = ptr-&gt;next;</text:p>
      <text:p text:style-name="P6"><text:tab/> <text:s/>if (start != NULL)</text:p>
      <text:p text:style-name="P6"><text:tab/> <text:s text:c="3"/>{</text:p>
      <text:p text:style-name="P6"><text:tab/> <text:s text:c="5"/>start-&gt;prev = NULL;</text:p>
      <text:p text:style-name="P6"><text:tab/> <text:s text:c="3"/>}</text:p>
      <text:p text:style-name="P6"><text:tab/> <text:s/>x = ptr-&gt;data;</text:p>
      <text:p text:style-name="P6"><text:tab/> <text:s/>free (ptr);</text:p>
      <text:p text:style-name="P6"><text:tab/> <text:s/>printf ("\n%d deleted", x);</text:p>
      <text:p text:style-name="P6"><text:tab/>}</text:p>
      <text:p text:style-name="P6"><text:soft-page-break/><text:s text:c="6"/>else</text:p>
      <text:p text:style-name="P6"><text:tab/>{</text:p>
      <text:p text:style-name="P6"><text:tab/> <text:s/>for (i = 1; i &lt; pos; i++)</text:p>
      <text:p text:style-name="P6"><text:tab/> <text:s text:c="3"/>{</text:p>
      <text:p text:style-name="P6"><text:tab/> <text:s text:c="5"/>ptr1 = ptr;</text:p>
      <text:p text:style-name="P6"><text:tab/> <text:s text:c="5"/>ptr = ptr-&gt;next;</text:p>
      <text:p text:style-name="P6"><text:tab/> <text:s text:c="5"/>if (ptr == NULL)</text:p>
      <text:p text:style-name="P6"><text:tab/><text:tab/>{</text:p>
      <text:p text:style-name="P6"><text:tab/><text:tab/> <text:s/>printf ("\nCan't delete");</text:p>
      <text:p text:style-name="P6"><text:tab/><text:tab/> <text:s/>return;</text:p>
      <text:p text:style-name="P6"><text:tab/><text:tab/>}</text:p>
      <text:p text:style-name="P6"><text:tab/> <text:s text:c="3"/>}</text:p>
      <text:p text:style-name="P6"><text:tab/> <text:s/>ptr1-&gt;next = ptr-&gt;next;</text:p>
      <text:p text:style-name="P6"><text:tab/> <text:s/>if (ptr-&gt;next != NULL)</text:p>
      <text:p text:style-name="P6"><text:tab/> <text:s text:c="3"/>{</text:p>
      <text:p text:style-name="P6"><text:tab/> <text:s text:c="5"/>(ptr-&gt;next)-&gt;prev = ptr1;</text:p>
      <text:p text:style-name="P6"><text:tab/> <text:s text:c="3"/>}</text:p>
      <text:p text:style-name="P6"><text:tab/> <text:s/>x = ptr-&gt;data;</text:p>
      <text:p text:style-name="P6"><text:tab/> <text:s/>free (ptr);</text:p>
      <text:p text:style-name="P6"><text:tab/> <text:s/>printf ("\n%d deleted", x);</text:p>
      <text:p text:style-name="P6"><text:tab/>}</text:p>
      <text:p text:style-name="P6"><text:s text:c="4"/>}</text:p>
      <text:p text:style-name="P6">}</text:p>
      <text:p text:style-name="P6"/>
      <text:p text:style-name="P6">void search ()</text:p>
      <text:p text:style-name="P6">{</text:p>
      <text:p text:style-name="P6"><text:s text:c="2"/>struct node *ptr;</text:p>
      <text:p text:style-name="P6"><text:s text:c="2"/>int x, i = 0;</text:p>
      <text:p text:style-name="P6"><text:s text:c="2"/>bool found = false;</text:p>
      <text:p text:style-name="P6"><text:s text:c="2"/>ptr = start;</text:p>
      <text:p text:style-name="P6"><text:s text:c="2"/>if (ptr == NULL)</text:p>
      <text:p text:style-name="P6"><text:s text:c="4"/>{</text:p>
      <text:p text:style-name="P6"><text:s text:c="6"/>printf ("\nList is empty");</text:p>
      <text:p text:style-name="P6"><text:s text:c="4"/>}</text:p>
      <text:p text:style-name="P6"><text:s text:c="2"/>else</text:p>
      <text:p text:style-name="P6"><text:s text:c="4"/>{</text:p>
      <text:p text:style-name="P6"><text:s text:c="6"/>printf ("\nEnter element to search: ");</text:p>
      <text:p text:style-name="P6"><text:s text:c="6"/>scanf ("%d", &amp;x);</text:p>
      <text:p text:style-name="P6"><text:s text:c="6"/>while (ptr != NULL)</text:p>
      <text:p text:style-name="P6"><text:tab/>{</text:p>
      <text:p text:style-name="P6"><text:tab/> <text:s/>if (ptr != NULL)</text:p>
      <text:p text:style-name="P6"><text:tab/> <text:s text:c="3"/>{</text:p>
      <text:p text:style-name="P6"><text:tab/> <text:s text:c="5"/>printf ("Item found at position %d", i + 1);</text:p>
      <text:p text:style-name="P6"><text:tab/> <text:s text:c="5"/>found = true;</text:p>
      <text:p text:style-name="P6"><text:tab/> <text:s text:c="5"/>break;</text:p>
      <text:p text:style-name="P6"><text:tab/> <text:s text:c="3"/>}</text:p>
      <text:p text:style-name="P6"><text:tab/> <text:s/>i++;</text:p>
      <text:p text:style-name="P6"><text:tab/> <text:s/>ptr = ptr-&gt;next;</text:p>
      <text:p text:style-name="P6"><text:tab/>}</text:p>
      <text:p text:style-name="P6"><text:s text:c="6"/>if (!found)</text:p>
      <text:p text:style-name="P6"><text:tab/>{</text:p>
      <text:p text:style-name="P6"><text:tab/> <text:s/>printf ("\nItem not found");</text:p>
      <text:p text:style-name="P6"><text:soft-page-break/><text:tab/>}</text:p>
      <text:p text:style-name="P6"><text:s text:c="4"/>}</text:p>
      <text:p text:style-name="P6">}</text:p>
      <text:p text:style-name="P6"/>
      <text:p text:style-name="P6">void display ()</text:p>
      <text:p text:style-name="P6">{</text:p>
      <text:p text:style-name="P6"><text:s text:c="2"/>struct node *ptr;</text:p>
      <text:p text:style-name="P6"><text:s text:c="2"/>ptr = start;</text:p>
      <text:p text:style-name="P6"><text:s text:c="2"/>if (ptr == NULL)</text:p>
      <text:p text:style-name="P6"><text:s text:c="4"/>{</text:p>
      <text:p text:style-name="P6"><text:s text:c="6"/>printf ("\nList is empty");</text:p>
      <text:p text:style-name="P6"><text:s text:c="4"/>}</text:p>
      <text:p text:style-name="P6"><text:s text:c="2"/>else</text:p>
      <text:p text:style-name="P6"><text:s text:c="4"/>{</text:p>
      <text:p text:style-name="P6"><text:s text:c="6"/>while (ptr != NULL)</text:p>
      <text:p text:style-name="P6"><text:tab/>{</text:p>
      <text:p text:style-name="P6"><text:tab/> <text:s/>printf ("%d-&gt;", ptr-&gt;data);</text:p>
      <text:p text:style-name="P6"><text:tab/> <text:s/>ptr = ptr-&gt;next;</text:p>
      <text:p text:style-name="P6"><text:tab/>}</text:p>
      <text:p text:style-name="P6"><text:s text:c="6"/>printf ("nul");</text:p>
      <text:p text:style-name="P6"><text:s text:c="4"/>}</text:p>
      <text:p text:style-name="P6">}</text:p>
      <text:p text:style-name="P6"/>
      <text:p text:style-name="P6">int main ()</text:p>
      <text:p text:style-name="P6">{</text:p>
      <text:p text:style-name="P6"><text:s text:c="2"/>int ch = 0;</text:p>
      <text:p text:style-name="P6"><text:s text:c="2"/>while (ch != 9)</text:p>
      <text:p text:style-name="P6"><text:s text:c="4"/>{</text:p>
      <text:p text:style-name="P6"><text:s text:c="6"/>printf ("\n\n1:Insert begenning");</text:p>
      <text:p text:style-name="P6"><text:s text:c="6"/>printf ("\n2:Insert at last");</text:p>
      <text:p text:style-name="P6"><text:s text:c="6"/>printf ("\n3:Insert at position");</text:p>
      <text:p text:style-name="P6"><text:s text:c="6"/>printf ("\n4:Delete from begenning");</text:p>
      <text:p text:style-name="P6"><text:s text:c="6"/>printf ("\n5:Delete from last");</text:p>
      <text:p text:style-name="P6"><text:s text:c="6"/>printf ("\n6:Delete from position");</text:p>
      <text:p text:style-name="P6"><text:s text:c="6"/>printf ("\n7:Search");</text:p>
      <text:p text:style-name="P6"><text:s text:c="6"/>printf ("\n8:Display");</text:p>
      <text:p text:style-name="P6"><text:s text:c="6"/>printf ("\n9:Exit");</text:p>
      <text:p text:style-name="P6"><text:s text:c="6"/>printf ("\n10:Enter your choice");</text:p>
      <text:p text:style-name="P6"><text:s text:c="6"/>scanf ("%d", &amp;ch);</text:p>
      <text:p text:style-name="P6"><text:s text:c="6"/>switch (ch)</text:p>
      <text:p text:style-name="P6"><text:tab/>{</text:p>
      <text:p text:style-name="P6"><text:tab/>case 1:</text:p>
      <text:p text:style-name="P6"><text:tab/> <text:s/>beginsert ();</text:p>
      <text:p text:style-name="P6"><text:tab/> <text:s/>break;</text:p>
      <text:p text:style-name="P6"><text:tab/>case 2:</text:p>
      <text:p text:style-name="P6"><text:tab/> <text:s/>lastinsert ();</text:p>
      <text:p text:style-name="P6"><text:tab/> <text:s/>break;</text:p>
      <text:p text:style-name="P6"><text:tab/>case 3:</text:p>
      <text:p text:style-name="P6"><text:tab/> <text:s/>posinsert ();</text:p>
      <text:p text:style-name="P6"><text:tab/> <text:s/>break;</text:p>
      <text:p text:style-name="P6"><text:tab/>case 4:</text:p>
      <text:p text:style-name="P6"><text:tab/> <text:s/>begdel ();</text:p>
      <text:p text:style-name="P6"><text:soft-page-break/><text:tab/> <text:s/>break;</text:p>
      <text:p text:style-name="P6"><text:tab/>case 5:</text:p>
      <text:p text:style-name="P6"><text:tab/> <text:s/>lastdel ();</text:p>
      <text:p text:style-name="P6"><text:tab/> <text:s/>break;</text:p>
      <text:p text:style-name="P6"><text:tab/>case 6:</text:p>
      <text:p text:style-name="P6"><text:tab/> <text:s/>posdel ();</text:p>
      <text:p text:style-name="P6"><text:tab/> <text:s/>break;</text:p>
      <text:p text:style-name="P6"><text:tab/>case 7:</text:p>
      <text:p text:style-name="P6"><text:tab/> <text:s/>search ();</text:p>
      <text:p text:style-name="P6"><text:tab/> <text:s/>break;</text:p>
      <text:p text:style-name="P6"><text:tab/>case 8:</text:p>
      <text:p text:style-name="P6"><text:tab/> <text:s/>display ();</text:p>
      <text:p text:style-name="P6"><text:tab/> <text:s/>break;</text:p>
      <text:p text:style-name="P6"><text:tab/>case 9:</text:p>
      <text:p text:style-name="P6"><text:tab/> <text:s/>exit (0);</text:p>
      <text:p text:style-name="P6"><text:tab/> <text:s/>break;</text:p>
      <text:p text:style-name="P6"><text:tab/>default:</text:p>
      <text:p text:style-name="P6"><text:tab/> <text:s/>printf ("\nInvalid choice");</text:p>
      <text:p text:style-name="P6"><text:tab/>}</text:p>
      <text:p text:style-name="P6"><text:s text:c="4"/>}</text:p>
      <text:p text:style-name="P6"><text:s text:c="2"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><text:soft-page-break/>OUTPUT</text:p>
      <text:p text:style-name="P6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1</text:p>
      <text:p text:style-name="P7"/>
      <text:p text:style-name="P7">Enter value:4</text:p>
      <text:p text:style-name="P7"/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1</text:p>
      <text:p text:style-name="P7"/>
      <text:p text:style-name="P7">Enter value:8</text:p>
      <text:p text:style-name="P7"/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8-&gt;4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2</text:p>
      <text:p text:style-name="P7"><text:soft-page-break/></text:p>
      <text:p text:style-name="P7">Enter value:5</text:p>
      <text:p text:style-name="P7"/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8-&gt;4-&gt;5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3</text:p>
      <text:p text:style-name="P7"/>
      <text:p text:style-name="P7">Enter value:6</text:p>
      <text:p text:style-name="P7"/>
      <text:p text:style-name="P7">Enter the position:2</text:p>
      <text:p text:style-name="P7"/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8-&gt;6-&gt;4-&gt;5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<text:soft-page-break/>9:Exit</text:p>
      <text:p text:style-name="P7">10:Enter your choice4</text:p>
      <text:p text:style-name="P7"/>
      <text:p text:style-name="P7">8 deleted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6-&gt;4-&gt;5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5</text:p>
      <text:p text:style-name="P7"/>
      <text:p text:style-name="P7">5 deleted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6-&gt;4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6</text:p>
      <text:p text:style-name="P7"><text:soft-page-break/></text:p>
      <text:p text:style-name="P7">Enter the position: 2</text:p>
      <text:p text:style-name="P7"/>
      <text:p text:style-name="P7">4 deleted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8</text:p>
      <text:p text:style-name="P7">6-&gt;nul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7</text:p>
      <text:p text:style-name="P7"/>
      <text:p text:style-name="P7">Enter element to search: 6</text:p>
      <text:p text:style-name="P7">Item found at position 1</text:p>
      <text:p text:style-name="P7"/>
      <text:p text:style-name="P7">1:Insert begenning</text:p>
      <text:p text:style-name="P7">2:Insert at last</text:p>
      <text:p text:style-name="P7">3:Insert at position</text:p>
      <text:p text:style-name="P7">4:Delete from begenning</text:p>
      <text:p text:style-name="P7">5:Delete from last</text:p>
      <text:p text:style-name="P7">6:Delete from position</text:p>
      <text:p text:style-name="P7">7:Search</text:p>
      <text:p text:style-name="P7">8:Display</text:p>
      <text:p text:style-name="P7">9:Exit</text:p>
      <text:p text:style-name="P7">10:Enter your choice9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<text:span text:style-name="T8">PROGRAM NO.</text:span>9</text:p>
      <text:p text:style-name="P14"><text:span text:style-name="T8">AIM: </text:span>PROGRAM FOR BINARY SEARCH TREE OPERATIONS- INSERTION, DELETION, SEARCH</text:p>
      <text:p text:style-name="P7"/>
      <text:p text:style-name="P7"><text:s/>#include&lt;stdio.h&gt;</text:p>
      <text:p text:style-name="P7">#include&lt;stdlib.h&gt;</text:p>
      <text:p text:style-name="P7">struct node</text:p>
      <text:p text:style-name="P7">{</text:p>
      <text:p text:style-name="P7"><text:s text:c="2"/>struct node *left;</text:p>
      <text:p text:style-name="P7"><text:s text:c="2"/>struct node *right;</text:p>
      <text:p text:style-name="P7"><text:s text:c="2"/>int data;</text:p>
      <text:p text:style-name="P7">};</text:p>
      <text:p text:style-name="P7">struct node *root;</text:p>
      <text:p text:style-name="P7">struct node *</text:p>
      <text:p text:style-name="P7">newNode (int value)</text:p>
      <text:p text:style-name="P7">{</text:p>
      <text:p text:style-name="P7"><text:s text:c="2"/>struct node *newnode = malloc (sizeof (struct node));</text:p>
      <text:p text:style-name="P7"><text:s text:c="2"/>newnode-&gt;data = value;</text:p>
      <text:p text:style-name="P7"><text:s text:c="2"/>newnode-&gt;left = NULL;</text:p>
      <text:p text:style-name="P7"><text:s text:c="2"/>newnode-&gt;right = NULL;</text:p>
      <text:p text:style-name="P7"><text:s text:c="2"/>return newnode;</text:p>
      <text:p text:style-name="P7">}</text:p>
      <text:p text:style-name="P7"/>
      <text:p text:style-name="P7">struct node *</text:p>
      <text:p text:style-name="P7">insert (struct node *root, int value)</text:p>
      <text:p text:style-name="P7">{</text:p>
      <text:p text:style-name="P7"><text:s text:c="2"/>if (root == NULL)</text:p>
      <text:p text:style-name="P7"><text:s text:c="4"/>{</text:p>
      <text:p text:style-name="P7"><text:s text:c="6"/>return newNode (value);</text:p>
      <text:p text:style-name="P7"><text:s text:c="4"/>}</text:p>
      <text:p text:style-name="P7"><text:s text:c="2"/>else if (value == root-&gt;data)</text:p>
      <text:p text:style-name="P7"><text:s text:c="4"/>{</text:p>
      <text:p text:style-name="P7"><text:s text:c="6"/>printf ("Same data can't be stored");</text:p>
      <text:p text:style-name="P7"><text:s text:c="4"/>}</text:p>
      <text:p text:style-name="P7"><text:s text:c="2"/>else if (value &gt; root-&gt;data)</text:p>
      <text:p text:style-name="P7"><text:s text:c="4"/>{</text:p>
      <text:p text:style-name="P7"><text:s text:c="6"/>root-&gt;right = insert (root-&gt;right, value);</text:p>
      <text:p text:style-name="P7"><text:s text:c="4"/>}</text:p>
      <text:p text:style-name="P7"><text:s text:c="2"/>else if (value &lt; root-&gt;data)</text:p>
      <text:p text:style-name="P7"><text:s text:c="4"/>{</text:p>
      <text:p text:style-name="P7"><text:s text:c="6"/>root-&gt;left = insert (root-&gt;left, value);</text:p>
      <text:p text:style-name="P7"><text:s text:c="4"/>}</text:p>
      <text:p text:style-name="P7"><text:s text:c="2"/>return root;</text:p>
      <text:p text:style-name="P7">}</text:p>
      <text:p text:style-name="P7"/>
      <text:p text:style-name="P7">void inorderTraversal (struct node *root)</text:p>
      <text:p text:style-name="P7">{</text:p>
      <text:p text:style-name="P7"><text:s text:c="2"/>if (root == NULL)</text:p>
      <text:p text:style-name="P7"><text:s text:c="4"/>return;</text:p>
      <text:p text:style-name="P7"><text:s text:c="2"/>inorderTraversal (root-&gt;left);</text:p>
      <text:p text:style-name="P7"><text:s text:c="2"/>printf ("%d-&gt;", root-&gt;data);</text:p>
      <text:p text:style-name="P7"><text:s text:c="2"/>inorderTraversal (root-&gt;right);</text:p>
      <text:p text:style-name="P7"><text:soft-page-break/>}</text:p>
      <text:p text:style-name="P7"/>
      <text:p text:style-name="P7">void preorderTraversal (struct node *root)</text:p>
      <text:p text:style-name="P7">{</text:p>
      <text:p text:style-name="P7"><text:s text:c="2"/>if (root == NULL)</text:p>
      <text:p text:style-name="P7"><text:s text:c="4"/>return;</text:p>
      <text:p text:style-name="P7"><text:s text:c="2"/>printf ("%d-&gt;", root-&gt;data);</text:p>
      <text:p text:style-name="P7"><text:s text:c="2"/>preorderTraversal (root-&gt;left);</text:p>
      <text:p text:style-name="P7"><text:s text:c="2"/>preorderTraversal (root-&gt;right);</text:p>
      <text:p text:style-name="P7">}</text:p>
      <text:p text:style-name="P7"/>
      <text:p text:style-name="P7">void postorderTraversal (struct node *root)</text:p>
      <text:p text:style-name="P7">{</text:p>
      <text:p text:style-name="P7"><text:s text:c="2"/>if (root == NULL)</text:p>
      <text:p text:style-name="P7"><text:s text:c="4"/>return;</text:p>
      <text:p text:style-name="P7"><text:s text:c="2"/>postorderTraversal (root-&gt;left);</text:p>
      <text:p text:style-name="P7"><text:s text:c="2"/>postorderTraversal (root-&gt;right);</text:p>
      <text:p text:style-name="P7"><text:s text:c="2"/>printf ("%d-&gt;", root-&gt;data);</text:p>
      <text:p text:style-name="P7">}</text:p>
      <text:p text:style-name="P7"/>
      <text:p text:style-name="P7">struct node *</text:p>
      <text:p text:style-name="P7">search (struct node *root, int key)</text:p>
      <text:p text:style-name="P7">{</text:p>
      <text:p text:style-name="P7"><text:s text:c="2"/>if (root == NULL)</text:p>
      <text:p text:style-name="P7"><text:s text:c="4"/>printf ("\nNot FOUND!\n");</text:p>
      <text:p text:style-name="P7"><text:s text:c="2"/>else if (root-&gt;data == key)</text:p>
      <text:p text:style-name="P7"><text:s text:c="4"/>printf ("\nFOUND!\n");</text:p>
      <text:p text:style-name="P7"><text:s text:c="2"/>else</text:p>
      <text:p text:style-name="P7"><text:s text:c="4"/>{</text:p>
      <text:p text:style-name="P7"><text:s text:c="6"/>if (root-&gt;data &lt; key)</text:p>
      <text:p text:style-name="P7"><text:tab/>return search (root-&gt;right, key);</text:p>
      <text:p text:style-name="P7"><text:s text:c="6"/>return search (root-&gt;left, key);</text:p>
      <text:p text:style-name="P7"><text:s text:c="4"/>}</text:p>
      <text:p text:style-name="P7">}</text:p>
      <text:p text:style-name="P7"/>
      <text:p text:style-name="P7">struct node *</text:p>
      <text:p text:style-name="P7">minValueNode (struct node *node)</text:p>
      <text:p text:style-name="P7">{</text:p>
      <text:p text:style-name="P7"><text:s text:c="2"/>struct node *current = node;</text:p>
      <text:p text:style-name="P7"><text:s text:c="2"/>current = current-&gt;left;</text:p>
      <text:p text:style-name="P7"><text:s text:c="2"/>return current;</text:p>
      <text:p text:style-name="P7">}</text:p>
      <text:p text:style-name="P7"/>
      <text:p text:style-name="P7">struct node *</text:p>
      <text:p text:style-name="P7">deleteNode (struct node *root, int key)</text:p>
      <text:p text:style-name="P7">{</text:p>
      <text:p text:style-name="P7"><text:s text:c="2"/>if (root == NULL)</text:p>
      <text:p text:style-name="P7"><text:s text:c="4"/>return root;</text:p>
      <text:p text:style-name="P7"><text:s text:c="2"/>if (key &lt; root-&gt;data)</text:p>
      <text:p text:style-name="P7"><text:s text:c="4"/>root-&gt;left - deleteNode (root-&gt;left, key);</text:p>
      <text:p text:style-name="P7"><text:s text:c="2"/>else if (key &gt; root-&gt;data)</text:p>
      <text:p text:style-name="P7"><text:s text:c="4"/>root-&gt;right = deleteNode (root-&gt;right, key);</text:p>
      <text:p text:style-name="P7"><text:soft-page-break/><text:s text:c="2"/>else</text:p>
      <text:p text:style-name="P7"><text:s text:c="4"/>{</text:p>
      <text:p text:style-name="P7"><text:s text:c="6"/>if (root-&gt;left == NULL)</text:p>
      <text:p text:style-name="P7"><text:tab/>{</text:p>
      <text:p text:style-name="P7"><text:tab/> <text:s/>struct node *temp = root-&gt;right;</text:p>
      <text:p text:style-name="P7"><text:tab/> <text:s/>free (root);</text:p>
      <text:p text:style-name="P7"><text:tab/> <text:s/>return temp;</text:p>
      <text:p text:style-name="P7"><text:tab/>}</text:p>
      <text:p text:style-name="P7"><text:s text:c="6"/>else if (root-&gt;right == NULL)</text:p>
      <text:p text:style-name="P7"><text:tab/>{</text:p>
      <text:p text:style-name="P7"><text:tab/> <text:s/>struct node *temp = root-&gt;left;</text:p>
      <text:p text:style-name="P7"><text:tab/> <text:s/>free (root);</text:p>
      <text:p text:style-name="P7"><text:tab/> <text:s/>return temp;</text:p>
      <text:p text:style-name="P7"><text:tab/>}</text:p>
      <text:p text:style-name="P7"><text:s text:c="6"/>struct node *temp = minValueNode (root-&gt;right);</text:p>
      <text:p text:style-name="P7"><text:s text:c="6"/>root-&gt;right = deleteNode (root-&gt;right, temp-&gt;data);</text:p>
      <text:p text:style-name="P7"><text:s text:c="4"/>}</text:p>
      <text:p text:style-name="P7"><text:s text:c="2"/>return root;</text:p>
      <text:p text:style-name="P7">}</text:p>
      <text:p text:style-name="P7"/>
      <text:p text:style-name="P7">void main ()</text:p>
      <text:p text:style-name="P7">{</text:p>
      <text:p text:style-name="P7"><text:s text:c="2"/>int opt;</text:p>
      <text:p text:style-name="P7"><text:s text:c="2"/>int value, searchv, key;</text:p>
      <text:p text:style-name="P7"><text:s text:c="2"/>do</text:p>
      <text:p text:style-name="P7"><text:s text:c="4"/>{</text:p>
      <text:p text:style-name="P7"><text:s text:c="6"/>printf ("\n1)Create Root Node \n2)Insert Node\n3)Searcch\n");</text:p>
      <text:p text:style-name="P7"><text:s text:c="6"/>printf</text:p>
      <text:p text:style-name="P7"><text:tab/>("4)inorderTraversal \n5)preorderTraversal \n6)postorderTraversal \n7)Delete \n8)Quiet \n");</text:p>
      <text:p text:style-name="P7"><text:s text:c="6"/>printf ("Choose Option ::");</text:p>
      <text:p text:style-name="P7"><text:s text:c="6"/>scanf ("%d", &amp;opt);</text:p>
      <text:p text:style-name="P7"><text:s text:c="6"/>switch (opt)</text:p>
      <text:p text:style-name="P7"><text:tab/>{</text:p>
      <text:p text:style-name="P7"><text:tab/>case 1:</text:p>
      <text:p text:style-name="P7"><text:tab/> <text:s/>printf ("\nEnter a number: ");</text:p>
      <text:p text:style-name="P7"><text:tab/> <text:s/>scanf ("%d", &amp;value);</text:p>
      <text:p text:style-name="P7"><text:tab/> <text:s/>root = newNode (value);</text:p>
      <text:p text:style-name="P7"><text:tab/> <text:s/>break;</text:p>
      <text:p text:style-name="P7"><text:tab/>case 2:</text:p>
      <text:p text:style-name="P7"><text:tab/> <text:s/>printf ("\nEnter a number: ");</text:p>
      <text:p text:style-name="P7"><text:tab/> <text:s/>scanf ("%d", &amp;value);</text:p>
      <text:p text:style-name="P7"><text:tab/> <text:s/>root = insert (root, value);</text:p>
      <text:p text:style-name="P7"><text:tab/> <text:s/>break;</text:p>
      <text:p text:style-name="P7"><text:tab/>case 3:</text:p>
      <text:p text:style-name="P7"><text:tab/> <text:s/>printf ("\nEnter a number: ");</text:p>
      <text:p text:style-name="P7"><text:tab/> <text:s/>scanf ("%d", &amp;searchv);</text:p>
      <text:p text:style-name="P7"><text:tab/> <text:s/>search (root, searchv);</text:p>
      <text:p text:style-name="P7"><text:tab/> <text:s/>break;</text:p>
      <text:p text:style-name="P7"><text:tab/>case 4:</text:p>
      <text:p text:style-name="P7"><text:tab/> <text:s/>printf ("\n................\n");</text:p>
      <text:p text:style-name="P7"><text:tab/> <text:s/>inorderTraversal (root);</text:p>
      <text:p text:style-name="P7"><text:tab/> <text:s/>printf ("\n................\n");</text:p>
      <text:p text:style-name="P7"><text:soft-page-break/><text:tab/> <text:s/>break;</text:p>
      <text:p text:style-name="P7"><text:tab/>case 5:</text:p>
      <text:p text:style-name="P7"><text:tab/> <text:s/>printf ("\n................\n");</text:p>
      <text:p text:style-name="P7"><text:tab/> <text:s/>preorderTraversal (root);</text:p>
      <text:p text:style-name="P7"><text:tab/> <text:s/>printf ("\n................\n");</text:p>
      <text:p text:style-name="P7"><text:tab/> <text:s/>break;</text:p>
      <text:p text:style-name="P7"><text:tab/>case 6:</text:p>
      <text:p text:style-name="P7"><text:tab/> <text:s/>printf ("\n................\n");</text:p>
      <text:p text:style-name="P7"><text:tab/> <text:s/>postorderTraversal (root);</text:p>
      <text:p text:style-name="P7"><text:tab/> <text:s/>printf ("\n................\n");</text:p>
      <text:p text:style-name="P7"><text:tab/> <text:s/>break;</text:p>
      <text:p text:style-name="P7"><text:tab/>case 7:</text:p>
      <text:p text:style-name="P7"><text:tab/> <text:s/>printf ("\nEnter a number to be deleted: ");</text:p>
      <text:p text:style-name="P7"><text:tab/> <text:s/>scanf ("%d", &amp;key);</text:p>
      <text:p text:style-name="P7"><text:tab/> <text:s/>deleteNode (root, key);</text:p>
      <text:p text:style-name="P7"><text:tab/> <text:s/>break;</text:p>
      <text:p text:style-name="P7"><text:tab/>default:</text:p>
      <text:p text:style-name="P7"><text:tab/> <text:s/>printf ("Invalid option");</text:p>
      <text:p text:style-name="P7"><text:tab/>}</text:p>
      <text:p text:style-name="P7"><text:s text:c="4"/>}</text:p>
      <text:p text:style-name="P7"><text:s text:c="2"/>while (opt != 8)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2">OUTPUT</text:p>
      <text:p text:style-name="P7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1</text:p>
      <text:p text:style-name="P8"/>
      <text:p text:style-name="P8">Enter a number: 5</text:p>
      <text:p text:style-name="P8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2</text:p>
      <text:p text:style-name="P8"/>
      <text:p text:style-name="P8">Enter a number: 3</text:p>
      <text:p text:style-name="P8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2</text:p>
      <text:p text:style-name="P8"/>
      <text:p text:style-name="P8">Enter a number: 2</text:p>
      <text:p text:style-name="P8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2</text:p>
      <text:p text:style-name="P8"/>
      <text:p text:style-name="P8">Enter a number: 7</text:p>
      <text:p text:style-name="P8"/>
      <text:p text:style-name="P8"><text:soft-page-break/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4</text:p>
      <text:p text:style-name="P8"/>
      <text:p text:style-name="P8">................</text:p>
      <text:p text:style-name="P8">2-&gt;3-&gt;5-&gt;7-&gt;</text:p>
      <text:p text:style-name="P8">................</text:p>
      <text:p text:style-name="P8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3</text:p>
      <text:p text:style-name="P8"/>
      <text:p text:style-name="P8">Enter a number: 3</text:p>
      <text:p text:style-name="P8"/>
      <text:p text:style-name="P8">FOUND!</text:p>
      <text:p text:style-name="P8"/>
      <text:p text:style-name="P8">1)Create Root Node </text:p>
      <text:p text:style-name="P8">2)Insert Node</text:p>
      <text:p text:style-name="P8">3)Searcch</text:p>
      <text:p text:style-name="P8">4)inorderTraversal </text:p>
      <text:p text:style-name="P8">5)preorderTraversal </text:p>
      <text:p text:style-name="P8">6)postorderTraversal </text:p>
      <text:p text:style-name="P8">7)Delete </text:p>
      <text:p text:style-name="P8">8)Quiet </text:p>
      <text:p text:style-name="P8">Choose Option ::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6"><text:span text:style-name="T8">PROGRAM NO.</text:span>10</text:p>
      <text:p text:style-name="P15"><text:span text:style-name="T8">AIM:</text:span>PROGRAM TO IMPLEMENT SET DATA STRUCTURE AND SET OPERATIONS (UNION,INTERSECTION AND DIFFERENCE) USING BIT STRING</text:p>
      <text:p text:style-name="P16"/>
      <text:p text:style-name="P10">#include&lt;stdio.h&gt;</text:p>
      <text:p text:style-name="P10">int u[10], a[10], b[10], n;</text:p>
      <text:p text:style-name="P10">void</text:p>
      <text:p text:style-name="P10">display (int x[])</text:p>
      <text:p text:style-name="P10">{</text:p>
      <text:p text:style-name="P10"><text:s text:c="2"/>int i;</text:p>
      <text:p text:style-name="P10"><text:s text:c="2"/>printf ("{");</text:p>
      <text:p text:style-name="P10"><text:s text:c="2"/>for (i = 0; i &lt; n; i++)</text:p>
      <text:p text:style-name="P10"><text:s text:c="4"/>printf ("%d", x[i]);</text:p>
      <text:p text:style-name="P10"><text:s text:c="2"/>printf ("}");</text:p>
      <text:p text:style-name="P10">}</text:p>
      <text:p text:style-name="P10"/>
      <text:p text:style-name="P10">void bitdis (int x[])</text:p>
      <text:p text:style-name="P10">{</text:p>
      <text:p text:style-name="P10"><text:s text:c="2"/>int i;</text:p>
      <text:p text:style-name="P10"><text:s text:c="2"/>printf ("{");</text:p>
      <text:p text:style-name="P10"><text:s text:c="2"/>for (i = 0; i &lt; n; i++)</text:p>
      <text:p text:style-name="P10"><text:s text:c="4"/>{</text:p>
      <text:p text:style-name="P10"><text:s text:c="6"/>if (x[i] == 1)</text:p>
      <text:p text:style-name="P10"><text:tab/>printf ("%d", u[i]);</text:p>
      <text:p text:style-name="P10"><text:s text:c="4"/>}</text:p>
      <text:p text:style-name="P10"><text:s text:c="2"/>printf ("}");</text:p>
      <text:p text:style-name="P10">}</text:p>
      <text:p text:style-name="P10"/>
      <text:p text:style-name="P10">int pos (int x)</text:p>
      <text:p text:style-name="P10">{</text:p>
      <text:p text:style-name="P10"><text:s text:c="2"/>int i, f = -1;</text:p>
      <text:p text:style-name="P10"><text:s text:c="2"/>for (i = 0; i &lt; n; i++)</text:p>
      <text:p text:style-name="P10"><text:s text:c="4"/>{</text:p>
      <text:p text:style-name="P10"><text:s text:c="6"/>if (u[i] == x)</text:p>
      <text:p text:style-name="P10"><text:tab/>f = i;</text:p>
      <text:p text:style-name="P10"><text:s text:c="4"/>}</text:p>
      <text:p text:style-name="P10"><text:s text:c="2"/>return f;</text:p>
      <text:p text:style-name="P10">}</text:p>
      <text:p text:style-name="P10"/>
      <text:p text:style-name="P10">void setunion ()</text:p>
      <text:p text:style-name="P10">{</text:p>
      <text:p text:style-name="P10"><text:s text:c="2"/>int i;</text:p>
      <text:p text:style-name="P10"><text:s text:c="2"/>printf ("\nUnion: {");</text:p>
      <text:p text:style-name="P10"><text:s text:c="2"/>for (i = 0; i &lt; n; i++)</text:p>
      <text:p text:style-name="P10"><text:s text:c="4"/>{</text:p>
      <text:p text:style-name="P10"><text:s text:c="6"/>if (a[i] | b[i] == 1)</text:p>
      <text:p text:style-name="P10"><text:tab/>printf ("%d", u[i]);</text:p>
      <text:p text:style-name="P10"><text:s text:c="4"/>}</text:p>
      <text:p text:style-name="P10"><text:s text:c="2"/>printf ("}");</text:p>
      <text:p text:style-name="P10">}</text:p>
      <text:p text:style-name="P10"><text:soft-page-break/></text:p>
      <text:p text:style-name="P10">void intersect ()</text:p>
      <text:p text:style-name="P10">{</text:p>
      <text:p text:style-name="P10"><text:s text:c="2"/>int i;</text:p>
      <text:p text:style-name="P10"><text:s text:c="2"/>printf ("\nIntersection: {");</text:p>
      <text:p text:style-name="P10"><text:s text:c="2"/>for (i = 0; i &lt; n; i++)</text:p>
      <text:p text:style-name="P10"><text:s text:c="4"/>{</text:p>
      <text:p text:style-name="P10"><text:s text:c="6"/>if (a[i] &amp; b[i] == 1)</text:p>
      <text:p text:style-name="P10"><text:tab/>printf ("%d", u[i]);</text:p>
      <text:p text:style-name="P10"><text:s text:c="4"/>}</text:p>
      <text:p text:style-name="P10"><text:s text:c="2"/>printf ("}");</text:p>
      <text:p text:style-name="P10">}</text:p>
      <text:p text:style-name="P10"/>
      <text:p text:style-name="P10">void setdiff ()</text:p>
      <text:p text:style-name="P10">{</text:p>
      <text:p text:style-name="P10"><text:s text:c="2"/>int i;</text:p>
      <text:p text:style-name="P10"><text:s text:c="2"/>printf ("\nDifference; {");</text:p>
      <text:p text:style-name="P10"><text:s text:c="2"/>for (i = 0; i &lt; n; i++)</text:p>
      <text:p text:style-name="P10"><text:s text:c="4"/>{</text:p>
      <text:p text:style-name="P10"><text:s text:c="6"/>if (a[i] &amp; (!b[i]) == 1)</text:p>
      <text:p text:style-name="P10"><text:tab/>printf ("%d", u[i]);</text:p>
      <text:p text:style-name="P10"><text:s text:c="4"/>}</text:p>
      <text:p text:style-name="P10"><text:s text:c="2"/>printf ("}");</text:p>
      <text:p text:style-name="P10">}</text:p>
      <text:p text:style-name="P10"/>
      <text:p text:style-name="P10">void main ()</text:p>
      <text:p text:style-name="P10">{</text:p>
      <text:p text:style-name="P10"><text:s text:c="2"/>int i, p, x;</text:p>
      <text:p text:style-name="P10"><text:s text:c="2"/>printf ("Enter size of universal set:");</text:p>
      <text:p text:style-name="P10"><text:s text:c="2"/>scanf ("%d", &amp;n);</text:p>
      <text:p text:style-name="P10"><text:s text:c="2"/>printf ("Enter elements:");</text:p>
      <text:p text:style-name="P10"><text:s text:c="2"/>for (i = 0; i &lt; n; i++)</text:p>
      <text:p text:style-name="P10"><text:s text:c="4"/>{</text:p>
      <text:p text:style-name="P10"><text:s text:c="6"/>scanf ("%d", &amp;u[i]);</text:p>
      <text:p text:style-name="P10"><text:s text:c="6"/>a[i] = b[i] = 0;</text:p>
      <text:p text:style-name="P10"><text:s text:c="4"/>}</text:p>
      <text:p text:style-name="P10"><text:s text:c="2"/>printf ("\nEnter size of set 1 :");</text:p>
      <text:p text:style-name="P10"><text:s text:c="2"/>scanf ("%d", &amp;p);</text:p>
      <text:p text:style-name="P10"><text:s text:c="2"/>printf ("\nEnter elements:");</text:p>
      <text:p text:style-name="P10"><text:s text:c="2"/>for (i = 0; i &lt; p; i++)</text:p>
      <text:p text:style-name="P10"><text:s text:c="4"/>{</text:p>
      <text:p text:style-name="P10"><text:s text:c="6"/>scanf ("%d", &amp;x);</text:p>
      <text:p text:style-name="P10"><text:s text:c="6"/>if (pos (x) != -1)</text:p>
      <text:p text:style-name="P10"><text:tab/>a[pos (x)] = 1;</text:p>
      <text:p text:style-name="P10"><text:s text:c="4"/>}</text:p>
      <text:p text:style-name="P10"><text:s text:c="2"/>printf ("\nEnter size of set 2 :");</text:p>
      <text:p text:style-name="P10"><text:s text:c="2"/>scanf ("%d", &amp;p);</text:p>
      <text:p text:style-name="P10"><text:s text:c="2"/>printf ("\nEnter elements:");</text:p>
      <text:p text:style-name="P10"><text:s text:c="2"/>for (i = 0; i &lt; p; i++)</text:p>
      <text:p text:style-name="P10"><text:s text:c="4"/>{</text:p>
      <text:p text:style-name="P10"><text:s text:c="6"/>scanf ("%d", &amp;x);</text:p>
      <text:p text:style-name="P10"><text:s text:c="6"/>if (pos (x) != -1)</text:p>
      <text:p text:style-name="P10"><text:soft-page-break/><text:tab/>b[pos (x)] = 1;</text:p>
      <text:p text:style-name="P10"><text:s text:c="4"/>}</text:p>
      <text:p text:style-name="P10"><text:s text:c="2"/>printf ("\nUniversal set:");</text:p>
      <text:p text:style-name="P10"><text:s text:c="2"/>display (u);</text:p>
      <text:p text:style-name="P10"><text:s text:c="2"/>printf ("\nSet 1 bit string:");</text:p>
      <text:p text:style-name="P10"><text:s text:c="2"/>display (a);</text:p>
      <text:p text:style-name="P10"><text:s text:c="2"/>printf ("\nSet 2 bit string:");</text:p>
      <text:p text:style-name="P10"><text:s text:c="2"/>display (b);</text:p>
      <text:p text:style-name="P10"><text:s text:c="2"/>printf ("\nSet 1 :");</text:p>
      <text:p text:style-name="P10"><text:s text:c="2"/>bitdis (a);</text:p>
      <text:p text:style-name="P10"><text:s text:c="2"/>printf ("\nSet 2 :");</text:p>
      <text:p text:style-name="P10"><text:s text:c="2"/>bitdis (b);</text:p>
      <text:p text:style-name="P10"><text:s text:c="2"/>setunion ();</text:p>
      <text:p text:style-name="P10"><text:s text:c="2"/>intersect ();</text:p>
      <text:p text:style-name="P10"><text:s text:c="2"/>setdiff ()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<text:soft-page-break/>OUTPUT</text:p>
      <text:p text:style-name="P10"/>
      <text:p text:style-name="P10">Enter size of universal set:6</text:p>
      <text:p text:style-name="P10">Enter elements:1 2 3 4 5 6 </text:p>
      <text:p text:style-name="P10"/>
      <text:p text:style-name="P10">Enter size of set 1 :3</text:p>
      <text:p text:style-name="P10"/>
      <text:p text:style-name="P10">Enter elements:1 2 3</text:p>
      <text:p text:style-name="P10"/>
      <text:p text:style-name="P10">Enter size of set 2 :3</text:p>
      <text:p text:style-name="P10"/>
      <text:p text:style-name="P10">Enter elements:2 3 4</text:p>
      <text:p text:style-name="P10"/>
      <text:p text:style-name="P10">Universal set:{123456}</text:p>
      <text:p text:style-name="P10">Set 1 bit string:{111000}</text:p>
      <text:p text:style-name="P10">Set 2 bit string:{011100}</text:p>
      <text:p text:style-name="P10">Set 1 :{123}</text:p>
      <text:p text:style-name="P10">Set 2 :{234}</text:p>
      <text:p text:style-name="P10">Union: {1234}</text:p>
      <text:p text:style-name="P10">Intersection: {23}</text:p>
      <text:p text:style-name="P10">Difference; {1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span text:style-name="T2">PROGRAM NO.</text:span><text:span text:style-name="T1">11</text:span></text:p>
      <text:p text:style-name="P11"><text:span text:style-name="T2">AIM:</text:span><text:span text:style-name="T1">PROGRAM TO IMPLEMENT DISJOINT SETS AND THE <text:s text:c="15"/>ASSOCIATED OPERATIONS <text:s/>(CREATE, UNION, FIND)</text:span></text:p>
      <text:p text:style-name="P10"/>
      <text:p text:style-name="P12">#include&lt;stdio.h&gt;</text:p>
      <text:p text:style-name="P12">#include&lt;stdlib.h&gt;</text:p>
      <text:p text:style-name="P12">struct node</text:p>
      <text:p text:style-name="P12">{</text:p>
      <text:p text:style-name="P12"><text:s text:c="2"/>struct node *rep;</text:p>
      <text:p text:style-name="P12"><text:s text:c="2"/>struct node *next;</text:p>
      <text:p text:style-name="P12"><text:s text:c="2"/>int data;</text:p>
      <text:p text:style-name="P12">}</text:p>
      <text:p text:style-name="P12"><text:s/>*heads[50], *tails[50];</text:p>
      <text:p text:style-name="P12">static int countroot = 0;</text:p>
      <text:p text:style-name="P12">void makeset (int x)</text:p>
      <text:p text:style-name="P12">{</text:p>
      <text:p text:style-name="P12"><text:s text:c="2"/>struct node *new = (struct node *) malloc (sizeof (struct node));</text:p>
      <text:p text:style-name="P12"><text:s text:c="2"/>new-&gt;rep = new;</text:p>
      <text:p text:style-name="P12"><text:s text:c="2"/>new-&gt;next = NULL;</text:p>
      <text:p text:style-name="P12"><text:s text:c="2"/>new-&gt;data = x;</text:p>
      <text:p text:style-name="P12"><text:s text:c="2"/>heads[countroot] = new;</text:p>
      <text:p text:style-name="P12"><text:s text:c="2"/>tails[countroot++] = new;</text:p>
      <text:p text:style-name="P12">}</text:p>
      <text:p text:style-name="P12"/>
      <text:p text:style-name="P12">struct node *</text:p>
      <text:p text:style-name="P12">find (int a)</text:p>
      <text:p text:style-name="P12">{</text:p>
      <text:p text:style-name="P12"><text:s text:c="2"/>int i;</text:p>
      <text:p text:style-name="P12"><text:s text:c="2"/>struct node *tmp = (struct node *) malloc (sizeof (struct node));</text:p>
      <text:p text:style-name="P12"><text:s text:c="2"/>for (i = 0; i &lt; countroot; i++)</text:p>
      <text:p text:style-name="P12"><text:s text:c="4"/>{</text:p>
      <text:p text:style-name="P12"><text:s text:c="6"/>tmp = heads[i];</text:p>
      <text:p text:style-name="P12"><text:s text:c="6"/>while (tmp != NULL)</text:p>
      <text:p text:style-name="P12"><text:tab/>{</text:p>
      <text:p text:style-name="P12"><text:tab/> <text:s/>if (tmp-&gt;data == a)</text:p>
      <text:p text:style-name="P12"><text:tab/> <text:s text:c="3"/>return tmp-&gt;rep;</text:p>
      <text:p text:style-name="P12"><text:tab/> <text:s/>tmp = tmp-&gt;next;</text:p>
      <text:p text:style-name="P12"><text:tab/>}</text:p>
      <text:p text:style-name="P12"><text:s text:c="4"/>}</text:p>
      <text:p text:style-name="P12"><text:s text:c="2"/>return NULL;</text:p>
      <text:p text:style-name="P12">}</text:p>
      <text:p text:style-name="P12"/>
      <text:p text:style-name="P12">void unionsets (int a, int b)</text:p>
      <text:p text:style-name="P12">{</text:p>
      <text:p text:style-name="P12"><text:s text:c="2"/>int i, pos, flag = 0, j;</text:p>
      <text:p text:style-name="P12"><text:s text:c="2"/>struct node *tail2 = (struct node *) malloc (sizeof (struct node));</text:p>
      <text:p text:style-name="P12"><text:s text:c="2"/>struct node *rep1 = find (a);</text:p>
      <text:p text:style-name="P12"><text:s text:c="2"/>struct node *rep2 = find (b);</text:p>
      <text:p text:style-name="P12"><text:s text:c="2"/>if (rep1 == NULL || rep2 == NULL)</text:p>
      <text:p text:style-name="P12"><text:s text:c="4"/>{</text:p>
      <text:p text:style-name="P12"><text:s text:c="6"/>printf ("\nNot present");</text:p>
      <text:p text:style-name="P12"><text:soft-page-break/><text:s text:c="6"/>return;</text:p>
      <text:p text:style-name="P12"><text:s text:c="4"/>}</text:p>
      <text:p text:style-name="P12"><text:s text:c="2"/>if (rep1 != rep2)</text:p>
      <text:p text:style-name="P12"><text:s text:c="4"/>{</text:p>
      <text:p text:style-name="P12"><text:s text:c="6"/>for (j = 0; j &lt; countroot; j++)</text:p>
      <text:p text:style-name="P12"><text:tab/>{</text:p>
      <text:p text:style-name="P12"><text:tab/> <text:s/>if (heads[j] == rep2)</text:p>
      <text:p text:style-name="P12"><text:tab/> <text:s text:c="3"/>{</text:p>
      <text:p text:style-name="P12"><text:tab/> <text:s text:c="5"/>pos = j;</text:p>
      <text:p text:style-name="P12"><text:tab/> <text:s text:c="5"/>flag = 1;</text:p>
      <text:p text:style-name="P12"><text:tab/> <text:s text:c="5"/>countroot = 1;</text:p>
      <text:p text:style-name="P12"><text:tab/> <text:s text:c="5"/>tail2 = tails[j];</text:p>
      <text:p text:style-name="P12"><text:tab/> <text:s text:c="5"/>for (i = pos; j &lt; countroot; i++)</text:p>
      <text:p text:style-name="P12"><text:tab/><text:tab/>{</text:p>
      <text:p text:style-name="P12"><text:tab/><text:tab/> <text:s/>heads[i] = heads[i + 1];</text:p>
      <text:p text:style-name="P12"><text:tab/><text:tab/> <text:s/>tails[i] = tails[i + 1];</text:p>
      <text:p text:style-name="P12"><text:tab/><text:tab/>}</text:p>
      <text:p text:style-name="P12"><text:tab/> <text:s text:c="3"/>}</text:p>
      <text:p text:style-name="P12"><text:tab/> <text:s/>if (flag == 1)</text:p>
      <text:p text:style-name="P12"><text:tab/> <text:s text:c="3"/>break;</text:p>
      <text:p text:style-name="P12"><text:tab/>}</text:p>
      <text:p text:style-name="P12"><text:s text:c="6"/>for (j = 0; j &lt; countroot; j++)</text:p>
      <text:p text:style-name="P12"><text:tab/>{</text:p>
      <text:p text:style-name="P12"><text:tab/> <text:s/>if (heads[j] == rep1)</text:p>
      <text:p text:style-name="P12"><text:tab/> <text:s text:c="3"/>{</text:p>
      <text:p text:style-name="P12"><text:tab/> <text:s text:c="5"/>tails[j]-&gt;next = rep2;</text:p>
      <text:p text:style-name="P12"><text:tab/> <text:s text:c="5"/>tails[j] = tail2;</text:p>
      <text:p text:style-name="P12"><text:tab/> <text:s text:c="5"/>break;</text:p>
      <text:p text:style-name="P12"><text:tab/> <text:s text:c="3"/>}</text:p>
      <text:p text:style-name="P12"><text:tab/>}</text:p>
      <text:p text:style-name="P12"><text:s text:c="6"/>while (rep2 != NULL)</text:p>
      <text:p text:style-name="P12"><text:tab/>{</text:p>
      <text:p text:style-name="P12"><text:tab/> <text:s/>rep2-&gt;rep = rep1;</text:p>
      <text:p text:style-name="P12"><text:tab/> <text:s/>rep2 = rep2-&gt;next;</text:p>
      <text:p text:style-name="P12"><text:tab/>}</text:p>
      <text:p text:style-name="P12"><text:s text:c="4"/>}</text:p>
      <text:p text:style-name="P12">}</text:p>
      <text:p text:style-name="P12"/>
      <text:p text:style-name="P12">int search (int x)</text:p>
      <text:p text:style-name="P12">{</text:p>
      <text:p text:style-name="P12"><text:s text:c="2"/>int i;</text:p>
      <text:p text:style-name="P12"><text:s text:c="2"/>struct node *tmp = (struct node *) malloc (sizeof (struct node));</text:p>
      <text:p text:style-name="P12"><text:s text:c="2"/>for (i = 0; i &lt; countroot; i++)</text:p>
      <text:p text:style-name="P12"><text:s text:c="4"/>{</text:p>
      <text:p text:style-name="P12"><text:s text:c="6"/>tmp = heads[i];</text:p>
      <text:p text:style-name="P12"><text:s text:c="6"/>if (heads[i]-&gt;data == x)</text:p>
      <text:p text:style-name="P12"><text:tab/>return 1;</text:p>
      <text:p text:style-name="P12"><text:s text:c="6"/>while (tmp != NULL)</text:p>
      <text:p text:style-name="P12"><text:tab/>{</text:p>
      <text:p text:style-name="P12"><text:tab/> <text:s/>if (tmp-&gt;data == x)</text:p>
      <text:p text:style-name="P12"><text:tab/> <text:s text:c="3"/>return 1;</text:p>
      <text:p text:style-name="P12"><text:tab/> <text:s/>tmp = tmp-&gt;next;</text:p>
      <text:p text:style-name="P12"><text:soft-page-break/><text:tab/>}</text:p>
      <text:p text:style-name="P12"><text:s text:c="4"/>}</text:p>
      <text:p text:style-name="P12"><text:s text:c="2"/>return 0;</text:p>
      <text:p text:style-name="P12">}</text:p>
      <text:p text:style-name="P12"/>
      <text:p text:style-name="P12">void main ()</text:p>
      <text:p text:style-name="P12">{</text:p>
      <text:p text:style-name="P12"><text:s text:c="2"/>int c, x, y, i;</text:p>
      <text:p text:style-name="P12"><text:s text:c="2"/>struct node *rep = (struct node *) malloc (sizeof (struct node));</text:p>
      <text:p text:style-name="P12"><text:s text:c="2"/>while (1)</text:p>
      <text:p text:style-name="P12"><text:s text:c="4"/>{</text:p>
      <text:p text:style-name="P12"><text:s text:c="6"/>printf ("\n\n1:Make Set");</text:p>
      <text:p text:style-name="P12"><text:s text:c="6"/>printf ("\n2:Display set Representatives");</text:p>
      <text:p text:style-name="P12"><text:s text:c="6"/>printf ("\n3:Union");</text:p>
      <text:p text:style-name="P12"><text:s text:c="6"/>printf ("\n4:Find Set");</text:p>
      <text:p text:style-name="P12"><text:s text:c="6"/>printf ("\n5:Exit");</text:p>
      <text:p text:style-name="P12"><text:s text:c="6"/>printf ("\nEnter your choice: ");</text:p>
      <text:p text:style-name="P12"><text:s text:c="6"/>scanf ("%d", &amp;c);</text:p>
      <text:p text:style-name="P12"><text:s text:c="6"/>switch (c)</text:p>
      <text:p text:style-name="P12"><text:tab/>{</text:p>
      <text:p text:style-name="P12"><text:tab/>case 1:</text:p>
      <text:p text:style-name="P12"><text:tab/> <text:s/>printf ("Enter element: ");</text:p>
      <text:p text:style-name="P12"><text:tab/> <text:s/>scanf ("%d", &amp;x);</text:p>
      <text:p text:style-name="P12"><text:tab/> <text:s/>if (search (x) == 1)</text:p>
      <text:p text:style-name="P12"><text:tab/> <text:s text:c="3"/>printf ("\nElement already present");</text:p>
      <text:p text:style-name="P12"><text:tab/> <text:s/>else</text:p>
      <text:p text:style-name="P12"><text:tab/> <text:s text:c="3"/>makeset (x);</text:p>
      <text:p text:style-name="P12"><text:tab/> <text:s/>break;</text:p>
      <text:p text:style-name="P12"><text:tab/>case 2:</text:p>
      <text:p text:style-name="P12"><text:tab/> <text:s/>printf ("The sets are\n");</text:p>
      <text:p text:style-name="P12"><text:tab/> <text:s/>for (i = 0; i &lt; countroot; i++)</text:p>
      <text:p text:style-name="P12"><text:tab/> <text:s text:c="3"/>printf ("%d", heads[i]-&gt;data);</text:p>
      <text:p text:style-name="P12"><text:tab/> <text:s/>break;</text:p>
      <text:p text:style-name="P12"><text:tab/>case 3:</text:p>
      <text:p text:style-name="P12"><text:tab/> <text:s/>printf ("enter the two sets to union\n");</text:p>
      <text:p text:style-name="P12"><text:tab/> <text:s/>printf ("Enter first set: ");</text:p>
      <text:p text:style-name="P12"><text:tab/> <text:s/>scanf ("%d", &amp;x);</text:p>
      <text:p text:style-name="P12"><text:tab/> <text:s/>printf ("Enter second set: ");</text:p>
      <text:p text:style-name="P12"><text:tab/> <text:s/>scanf ("%d", &amp;y);</text:p>
      <text:p text:style-name="P12"><text:tab/> <text:s/>unionsets (x, y);</text:p>
      <text:p text:style-name="P12"><text:tab/> <text:s/>break;</text:p>
      <text:p text:style-name="P12"><text:tab/>case 4:</text:p>
      <text:p text:style-name="P12"><text:tab/> <text:s/>printf ("Enter the value to find: ");</text:p>
      <text:p text:style-name="P12"><text:tab/> <text:s/>scanf ("%d", &amp;x);</text:p>
      <text:p text:style-name="P12"><text:tab/> <text:s/>rep = find (x);</text:p>
      <text:p text:style-name="P12"><text:tab/> <text:s/>if (rep == NULL)</text:p>
      <text:p text:style-name="P12"><text:tab/> <text:s text:c="3"/>printf ("\nNot present");</text:p>
      <text:p text:style-name="P12"><text:tab/> <text:s/>else</text:p>
      <text:p text:style-name="P12"><text:tab/> <text:s text:c="3"/>printf ("\nValue %d is in set %d", x, rep-&gt;data);</text:p>
      <text:p text:style-name="P12"><text:tab/> <text:s/>break;</text:p>
      <text:p text:style-name="P12"><text:tab/>case 5:</text:p>
      <text:p text:style-name="P12"><text:tab/> <text:s/>printf ("\nPress any key to exit...");</text:p>
      <text:p text:style-name="P12"><text:soft-page-break/><text:tab/> <text:s/>exit (0);</text:p>
      <text:p text:style-name="P12"><text:tab/> <text:s/>break;</text:p>
      <text:p text:style-name="P12"><text:tab/>default:</text:p>
      <text:p text:style-name="P12"><text:tab/> <text:s/>printf ("Invalid choice");</text:p>
      <text:p text:style-name="P12"><text:tab/>}</text:p>
      <text:p text:style-name="P12"><text:s text:c="4"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7">OUTPUT</text:p>
      <text:p text:style-name="P12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1</text:p>
      <text:p text:style-name="P13">Enter element: 2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1</text:p>
      <text:p text:style-name="P13">Enter element: 3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2</text:p>
      <text:p text:style-name="P13">The sets are</text:p>
      <text:p text:style-name="P13">23</text:p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3</text:p>
      <text:p text:style-name="P13">enter the two sets to union</text:p>
      <text:p text:style-name="P13">Enter first set: 2</text:p>
      <text:p text:style-name="P13">Enter second set: 3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4</text:p>
      <text:p text:style-name="P13">Enter the value to find: 3</text:p>
      <text:p text:style-name="P13"/>
      <text:p text:style-name="P13">Value 3 is in set 2</text:p>
      <text:p text:style-name="P13"/>
      <text:p text:style-name="P13"><text:soft-page-break/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4</text:p>
      <text:p text:style-name="P13">Enter the value to find: 2</text:p>
      <text:p text:style-name="P13"/>
      <text:p text:style-name="P13">Value 2 is in set 2</text:p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: 5</text:p>
      <text:p text:style-name="P13"/>
      <text:p text:style-name="P13">Press any key to exit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1T11:38:29.613324577</meta:creation-date>
    <dc:date>2023-12-12T14:50:14.524536180</dc:date>
    <meta:editing-duration>PT11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2" meta:paragraph-count="2305" meta:word-count="6385" meta:character-count="38604" meta:non-whitespace-character-count="29920"/>
  </office:meta>
</office:document-meta>
</file>